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top" fo:wrap-option="wrap"/>
    </style:style>
    <style:style style:name="ce3" style:family="table-cell" style:parent-style-name="Default" style:data-style-name="N37">
      <style:table-cell-properties style:vertical-align="top" fo:wrap-option="wrap"/>
    </style:style>
    <style:style style:name="ce4" style:family="table-cell" style:parent-style-name="Default" style:data-style-name="N0">
      <style:table-cell-properties style:vertical-align="top"/>
    </style:style>
    <style:style style:name="ce5" style:family="table-cell" style:parent-style-name="Hyperlink" style:data-style-name="N0">
      <style:table-cell-properties style:vertical-align="top"/>
      <style:text-properties fo:color="#0563C1" style:text-underline-style="solid" style:text-underline-type="single"/>
    </style:style>
    <style:style style:name="ce6" style:family="table-cell" style:parent-style-name="Hyperlink" style:data-style-name="N0">
      <style:table-cell-properties style:vertical-align="top" fo:wrap-option="wrap"/>
      <style:text-properties fo:color="#0563C1" style:text-underline-style="solid" style:text-underline-type="single"/>
    </style:style>
    <style:style style:name="ce7" style:family="table-cell" style:parent-style-name="Default" style:data-style-name="N0">
      <style:table-cell-properties style:vertical-align="middle" fo:wrap-option="wrap"/>
      <style:text-properties fo:color="#333333"/>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solid" style:text-underline-type="single" fo:font-weight="normal" style:font-weight-asian="normal" style:font-weight-complex="normal" style:text-outline="false" fo:text-shadow="none"/>
    </style:style>
    <style:style style:name="co1" style:family="table-column">
      <style:table-column-properties fo:break-before="auto" style:column-width="1.69333333333333cm"/>
    </style:style>
    <style:style style:name="co2" style:family="table-column">
      <style:table-column-properties fo:break-before="auto" style:column-width="7.72583333333333cm"/>
    </style:style>
    <style:style style:name="co3" style:family="table-column">
      <style:table-column-properties fo:break-before="auto" style:column-width="2.06375cm" style:use-optimal-column-width="true"/>
    </style:style>
    <style:style style:name="co4" style:family="table-column">
      <style:table-column-properties fo:break-before="auto" style:column-width="10.2658333333333cm"/>
    </style:style>
    <style:style style:name="co5" style:family="table-column">
      <style:table-column-properties fo:break-before="auto" style:column-width="14.9754166666667cm"/>
    </style:style>
    <style:style style:name="co6" style:family="table-column">
      <style:table-column-properties fo:break-before="auto" style:column-width="18.1239583333333cm" style:use-optimal-column-width="true"/>
    </style:style>
    <style:style style:name="co7" style:family="table-column">
      <style:table-column-properties fo:break-before="auto" style:column-width="13.5202083333333cm" style:use-optimal-column-width="true"/>
    </style:style>
    <style:style style:name="ro1" style:family="table-row">
      <style:table-row-properties style:row-height="15pt" style:use-optimal-row-height="true" fo:break-before="auto"/>
    </style:style>
    <style:style style:name="ro2" style:family="table-row">
      <style:table-row-properties style:row-height="135pt" style:use-optimal-row-height="true" fo:break-before="auto"/>
    </style:style>
    <style:style style:name="ro3" style:family="table-row">
      <style:table-row-properties style:row-height="165pt" style:use-optimal-row-height="true" fo:break-before="auto"/>
    </style:style>
    <style:style style:name="ro4" style:family="table-row">
      <style:table-row-properties style:row-height="75pt" style:use-optimal-row-height="true" fo:break-before="auto"/>
    </style:style>
    <style:style style:name="ro5" style:family="table-row">
      <style:table-row-properties style:row-height="409.5pt" style:use-optimal-row-height="true" fo:break-before="auto"/>
    </style:style>
    <style:style style:name="ro6" style:family="table-row">
      <style:table-row-properties style:row-height="120pt" style:use-optimal-row-height="true" fo:break-before="auto"/>
    </style:style>
    <style:style style:name="ro7" style:family="table-row">
      <style:table-row-properties style:row-height="195pt" style:use-optimal-row-height="true" fo:break-before="auto"/>
    </style:style>
    <style:style style:name="ro8" style:family="table-row">
      <style:table-row-properties style:row-height="285pt" style:use-optimal-row-height="true" fo:break-before="auto"/>
    </style:style>
    <style:style style:name="ro9" style:family="table-row">
      <style:table-row-properties style:row-height="390pt" style:use-optimal-row-height="true" fo:break-before="auto"/>
    </style:style>
    <style:style style:name="ro10" style:family="table-row">
      <style:table-row-properties style:row-height="300pt" style:use-optimal-row-height="true" fo:break-before="auto"/>
    </style:style>
    <style:style style:name="ro11" style:family="table-row">
      <style:table-row-properties style:row-height="105pt" style:use-optimal-row-height="true" fo:break-before="auto"/>
    </style:style>
    <style:style style:name="ro12" style:family="table-row">
      <style:table-row-properties style:row-height="315pt" style:use-optimal-row-height="true" fo:break-before="auto"/>
    </style:style>
    <style:style style:name="ro13" style:family="table-row">
      <style:table-row-properties style:row-height="180pt" style:use-optimal-row-height="true" fo:break-before="auto"/>
    </style:style>
    <style:style style:name="ro14" style:family="table-row">
      <style:table-row-properties style:row-height="225pt" style:use-optimal-row-height="true" fo:break-before="auto"/>
    </style:style>
    <style:style style:name="ro15" style:family="table-row">
      <style:table-row-properties style:row-height="240pt" style:use-optimal-row-height="true" fo:break-before="auto"/>
    </style:style>
    <style:style style:name="ro16" style:family="table-row">
      <style:table-row-properties style:row-height="210pt" style:use-optimal-row-height="true" fo:break-before="auto"/>
    </style:style>
    <style:style style:name="ro17" style:family="table-row">
      <style:table-row-properties style:row-height="90pt" style:use-optimal-row-height="true" fo:break-before="auto"/>
    </style:style>
    <style:style style:name="ro18" style:family="table-row">
      <style:table-row-properties style:row-height="270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blog-archive" table:style-name="ta1">
        <table:table-column table:style-name="co1" table:default-cell-style-name="ce2"/>
        <table:table-column table:style-name="co2" table:default-cell-style-name="ce2"/>
        <table:table-column table:style-name="co3" table:default-cell-style-name="ce3"/>
        <table:table-column table:style-name="co4" table:default-cell-style-name="ce2"/>
        <table:table-column table:style-name="co5" table:default-cell-style-name="ce2"/>
        <table:table-column table:style-name="co6" table:default-cell-style-name="ce4"/>
        <table:table-column table:style-name="co7" table:default-cell-style-name="ce1"/>
        <table:table-column table:style-name="co1" table:number-columns-repeated="16377" table:default-cell-style-name="ce1"/>
        <table:table-row table:style-name="ro1">
          <table:table-cell table:number-columns-repeated="16384"/>
        </table:table-row>
        <table:table-row table:style-name="ro2">
          <table:table-cell office:value-type="float" office:value="1" table:style-name="ce2">
            <text:p>1</text:p>
          </table:table-cell>
          <table:table-cell office:value-type="string" table:style-name="ce2">
            <text:p>TAMSA's Press Release for new A-F Accountability</text:p>
          </table:table-cell>
          <table:table-cell office:value-type="string" table:style-name="ce3">
            <text:p><text:s/>8/13/2018<text:s/></text:p>
          </table:table-cell>
          <table:table-cell office:value-type="string" table:style-name="ce2">
            <text:p>The TEA will release its new A-F Accountability System for districts on Aug 15, 2018. Individual school campuses will receive a "dry-run" of their rating this fall and will receive their official state ranking in Aug 2019.&amp;nbsp;The new ranking system is almost exclusively based on high-stakes standardized tests (STAAR) even though the tests were never designed for this purpose.&amp;nbsp;TAMSA desires to provide valuable background information to parents concerning the release of the new system.&amp;nbsp;</text:p>
          </table:table-cell>
          <table:table-cell office:value-type="string" table:style-name="ce2">
            <text:p>http://tamsatx.org/uploads/3/4/4/6/34460330/83rd_pub_ed_newsletter_final.pdf</text:p>
          </table:table-cell>
          <table:table-cell table:style-name="ce4"/>
          <table:table-cell table:number-columns-repeated="16378"/>
        </table:table-row>
        <table:table-row table:style-name="ro3">
          <table:table-cell office:value-type="float" office:value="2" table:style-name="ce2">
            <text:p>2</text:p>
          </table:table-cell>
          <table:table-cell office:value-type="string" table:style-name="ce2">
            <text:p>Theresa Trevino's Letter to Dr. Kim - TxNGCAA</text:p>
          </table:table-cell>
          <table:table-cell office:value-type="string" table:style-name="ce3">
            <text:p><text:s/>6/30/2016<text:s/></text:p>
          </table:table-cell>
          <table:table-cell office:value-type="string" table:style-name="ce2">
            <text:p>Theresa Trevino, President of TAMSA, wrote this letter to Dr. Kim, Chairman of the Texas&amp;nbsp;Commission&amp;nbsp;on Next Generation Assessment and Accountability."I need to express my grave concerns with the process. As a Commission, we were tasked with making recommendations on an assessment and accountability system that affects over 5 million students. I simply want to ensure that we have a robust report of actionable recommendations to provide to the legislature and Governor that reflect the next generation. To simply relegate many ideas to study is to put them on a shelf."</text:p>
          </table:table-cell>
          <table:table-cell office:value-type="string" table:style-name="ce2">
            <text:p>http://www.tea.state.tx.us/index2.aspx?id=25769806149</text:p>
          </table:table-cell>
          <table:table-cell table:style-name="ce4"/>
          <table:table-cell table:number-columns-repeated="16378"/>
        </table:table-row>
        <table:table-row table:style-name="ro1">
          <table:table-cell office:value-type="float" office:value="3" table:style-name="ce2">
            <text:p>3</text:p>
          </table:table-cell>
          <table:table-cell office:value-type="string" table:style-name="ce2">
            <text:p>TAMSA 5/11/16 Call to Action</text:p>
          </table:table-cell>
          <table:table-cell office:value-type="string" table:style-name="ce3">
            <text:p><text:s/>5/11/2016<text:s/></text:p>
          </table:table-cell>
          <table:table-cell office:value-type="string" table:style-name="ce2">
            <text:p>Call legislators today about testing!</text:p>
          </table:table-cell>
          <table:table-cell office:value-type="string" table:style-name="ce2">
            <text:p>http://tamsatx.org/uploads/3/4/4/6/34460330/lack_of_input_press_release_final-3.pdf</text:p>
          </table:table-cell>
          <table:table-cell table:style-name="ce4"/>
          <table:table-cell table:number-columns-repeated="16378"/>
        </table:table-row>
        <table:table-row table:style-name="ro4">
          <table:table-cell office:value-type="float" office:value="4" table:style-name="ce2">
            <text:p>4</text:p>
          </table:table-cell>
          <table:table-cell office:value-type="string" table:style-name="ce2">
            <text:p>TAMSA Press Release: Enough is Enough!</text:p>
          </table:table-cell>
          <table:table-cell office:value-type="string" table:style-name="ce3">
            <text:p><text:s/>5/5/2016<text:s/></text:p>
          </table:table-cell>
          <table:table-cell office:value-type="string" table:style-name="ce2">
            <text:p>Texans Advocating for Meaningful Student Assessment (TAMSA) finds that the current&amp;nbsp;standardized testing system has so many faults that it cannot be remedied at this time. TAMSA calls&amp;nbsp;for a statewide moratorium on all standardized student testing.</text:p>
          </table:table-cell>
          <table:table-cell office:value-type="string" table:style-name="ce2">
            <text:p>http://www.legis.state.tx.us/tlodocs/83R/schedules/html/C4002014100813001.HTM</text:p>
          </table:table-cell>
          <table:table-cell table:style-name="ce4"/>
          <table:table-cell table:number-columns-repeated="16378"/>
        </table:table-row>
        <table:table-row table:style-name="ro2">
          <table:table-cell office:value-type="float" office:value="5" table:style-name="ce2">
            <text:p>5</text:p>
          </table:table-cell>
          <table:table-cell office:value-type="string" table:style-name="ce2">
            <text:p>TAMSA Calls for Moratorium on STAAR Writing Test</text:p>
          </table:table-cell>
          <table:table-cell office:value-type="string" table:style-name="ce3">
            <text:p><text:s/>4/27/2016<text:s/></text:p>
          </table:table-cell>
          <table:table-cell office:value-type="string" table:style-name="ce2">
            <text:p>Significant&amp;nbsp;scoring inaccuracies&amp;nbsp;on STAAR writing tests this year are unacceptable and should lead to an immediate moratorium on all writing assessments, the president of Texans Advocating for Meaningful&amp;nbsp;Student Assessment (TAMSA), said Tuesday. The call by TAMSA for&amp;nbsp;a moratorium comes after Lewisville ISD&amp;nbsp;recently discovered serious grading errors by the Texas testing vendor on the writing portions of STAAR end-&amp;shy;of-‐course exams.</text:p>
          </table:table-cell>
          <table:table-cell office:value-type="string" table:style-name="ce2">
            <text:p>http://www.raiseyourhandtexas.org/blog/blog/house-bill-5-and-the-advocacy-experience/</text:p>
          </table:table-cell>
          <table:table-cell table:style-name="ce4"/>
          <table:table-cell table:number-columns-repeated="16378"/>
        </table:table-row>
        <table:table-row table:style-name="ro2">
          <table:table-cell office:value-type="float" office:value="6" table:style-name="ce2">
            <text:p>6</text:p>
          </table:table-cell>
          <table:table-cell office:value-type="string" table:style-name="ce2">
            <text:p>TAMSA and COPTTR Issue Joint Press Release on HB 743 Implementation</text:p>
          </table:table-cell>
          <table:table-cell office:value-type="string" table:style-name="ce3">
            <text:p><text:s/>10/23/2015<text:s/></text:p>
          </table:table-cell>
          <table:table-cell office:value-type="string" table:style-name="ce2">
            <text:p>Texans Advocating for Meaningful Student Assessment (TAMSA) and&amp;nbsp;&amp;nbsp;Coalition of Parents and Teachers for TEST/TEKS Reform (COPTTR) recently issued a press release in response to TEA's announcements regarding implementation of HB 743. Both organizations expressed disappointment that TEA's steps fall short of complying with HB 743 for the 2016 administration of STAAR and they will continue to monitor the issue closely.READ PRESS RELEASE HERE&amp;nbsp;</text:p>
          </table:table-cell>
          <table:table-cell office:value-type="string" table:style-name="ce2">
            <text:p>http://www.tea.state.tx.us/student.assessment/</text:p>
          </table:table-cell>
          <table:table-cell table:style-name="ce4"/>
          <table:table-cell table:number-columns-repeated="16378"/>
        </table:table-row>
        <table:table-row table:style-name="ro5">
          <table:table-cell office:value-type="float" office:value="7" table:style-name="ce2">
            <text:p>7</text:p>
          </table:table-cell>
          <table:table-cell office:value-type="string" table:style-name="ce2">
            <text:p>Governor Abbott Vetoes Senate Bill 313</text:p>
          </table:table-cell>
          <table:table-cell office:value-type="string" table:style-name="ce3">
            <text:p><text:s/>6/21/2015<text:s/></text:p>
          </table:table-cell>
          <table:table-cell office:value-type="string" table:style-name="ce2">
            <text:p>In his veto of SB 313, Governor Abbott missed an opportunity to expedite a review of the curriculum and the alignment of that curriculum with state assessments.&amp;nbsp; SB 313&amp;nbsp;in part would have prompted the State Board of Education (SBOE)&amp;nbsp;to&amp;nbsp;review&amp;nbsp;and narrow all of the TEKS in the foundation courses, ensured that assessments are properly aligned with the TEKS, and provided diagnostic information for student performance on STAAR assessment. To a certain extent, this bill would have affirmed what is already part of our law: the SBOE is charged with reviewing the TEKS, and the STAAR assessments must be aligned with the TEKS.&amp;nbsp; SB 313 would not have changed the SBOE's authority. Under its current charge to review the TEKS, SBOE can and should narrow their scope. During the session, many testified that&amp;nbsp;classroom time is spent speeding through a curriculum instead of examining real learning.&amp;nbsp;In turn, TEA and the testing vendor have the obligation to ensure that STAAR assessments are aligned with what is taught in the classroom.&amp;nbsp;Earlier this year TAMSA called for a moratorium on the administration of the US History STAAR test specifically because information brought to light that the test was not properly aligned.&amp;nbsp; Many Texas legislative leaders have expressed doubt and concern about the current cohort of STAAR tests.&amp;nbsp; The veto of SB 313 should not delay the timely review of the TEKS and the thorough examination and assurance that the STAAR tests are aligned with the TEKS.&amp;nbsp;"TAMSA has long advocated for meaningful assessments as well as detailed, diagnostic information on the student's performance," said Therea Trevi&amp;ntilde;o, TAMSA President. "We will continue to work with relevant agencies, organizations, and individuals in the interim to improve how we evaluate our students."&amp;nbsp;</text:p>
          </table:table-cell>
          <table:table-cell office:value-type="string" table:style-name="ce6">
            <text:p><text:a xlink:href="http://www.tea.state.tx.us/Communications/Press_Releases/2013_releases/TEA_releases_2013_accountability_ratings/">http://www.tea.state.tx.us/Communications/Press_Releases/2013_releases/TEA_releases_2013_accountability_ratings/</text:a></text:p>
          </table:table-cell>
          <table:table-cell office:value-type="string" table:style-name="ce4">
            <text:p>http://ritter.tea.state.tx.us/perfreport/account/2013/statelist.pdf</text:p>
          </table:table-cell>
          <table:table-cell table:number-columns-repeated="16378"/>
        </table:table-row>
        <table:table-row table:style-name="ro5">
          <table:table-cell office:value-type="float" office:value="8" table:style-name="ce2">
            <text:p>8</text:p>
          </table:table-cell>
          <table:table-cell office:value-type="string" table:style-name="ce2">
            <text:p>2015 TAMSA Legislative Summary</text:p>
          </table:table-cell>
          <table:table-cell office:value-type="string" table:style-name="ce3">
            <text:p><text:s/>6/3/2015<text:s/></text:p>
          </table:table-cell>
          <table:table-cell office:value-type="string" table:style-name="ce2">
            <text:p>Dear TAMSA Members:Thanks for your continued involvement throughout the 2015 legislative session.&amp;nbsp; There is no substitute for legislators hearing directly from parents and students about how their actions impact the classroom and holding them accountable for their decisions.&amp;nbsp;The number of STAAR tests remains the same - no bill passed during the 2015 session decreased the number tests.&amp;nbsp; In fact, Texas still:Requires two more tests in high school and three more in grades 3-8 than required by federal law.&amp;nbsp;Attaches high stakes - grade advancement or graduation - to test performance; most states do not have high stakes nor are they required by federal law.&amp;nbsp;While the legislative session is over, our task is not! Even between legislative sessions, parents need to continue communicating with their representatives and senators to remind them about what is going on in the classroom and what still needs to be addressed. Voters expect action.Below is a short summary of bills passed that impact testing. &amp;nbsp;Please visit the attached links for a more detailed summary.SB 149: Graduation CommitteesAllows individual graduation committees, an alternative path to graduation, for students who have&amp;nbsp;passed all courses for graduation but have failed 1 or 2 end-of-course assessments.&amp;nbsp; Unless renewed next legislative session, this bill expires on September 1, 2017.HB 743 - Grades 3-8 TestingSets more reasonable time limitations on tests for younger children: require test design so 85% of 3rd-5th graders are able to complete the test in 120 minutes, and 85% of 6th-8th graders can finish tests in 180 minutes.&amp;nbsp; Also requires tests be validated by an independent third party other than the vendor or TEA.HB 1164 - High School TestingLots of early possibilities in this bill (check the longer description on our website), but in final form this calls for a broad study evaluating the best way to assess writing, and leaving the formulaic statewide standardized tests in place.HB 2804 - Accountability and a New CommissionDoes not reform STAAR tests, but does change the criteria on which schools and districts are rated: currently 95% based on STAAR test scores, this bill limits test scores to only 55% of the evaluation.SB 313 - Review of the TEKS/CurriculumProvides for the State Board of Education (SBOE) to conduct a review and possible modification to narrow the content and scope of the Texas Essential Knowledge and Skill (TEKS) of each foundation curriculum subject. &amp;nbsp;READ DETAILED LEGISLATIVE SUMMARYVOTES ON KEY BILLS&amp;nbsp;</text:p>
          </table:table-cell>
          <table:table-cell table:style-name="ce2"/>
          <table:table-cell table:style-name="ce4"/>
          <table:table-cell table:number-columns-repeated="16378"/>
        </table:table-row>
        <table:table-row table:style-name="ro5">
          <table:table-cell office:value-type="float" office:value="8" table:style-name="ce2">
            <text:p>8</text:p>
          </table:table-cell>
          <table:table-cell office:value-type="string" table:style-name="ce2">
            <text:p>TAMSA Seeking SB 149 Success Stories</text:p>
          </table:table-cell>
          <table:table-cell office:value-type="string" table:style-name="ce3">
            <text:p><text:s/>6/17/2015<text:s/></text:p>
          </table:table-cell>
          <table:table-cell office:value-type="string" table:style-name="ce2">
            <text:p>The passage of SB 149, which creates individual graduation committees for students who failed up to 2 End-of-Course exams, was a huge step forward for Texas students. Parents, students, educators and advocates from across the state convinced our Texas Legislature that one test on one day should not wipe out 4 years of work and accomplishments and should not serve as the basis for determining graduation. &amp;nbsp;Unfortunately, this bill came with an expiration date. &amp;nbsp;Over the next 2 years, we will be charged with demonstrating that this bill indeed benefits our children and our state. &amp;nbsp;We intend to show our lawmakers that students who graduated under this bill were not only vibrant, hard-working students in high school, but they are also successful in their pursuits after graduation.To that end, TAMSA would like to gather stories of students who graduated under this bill. &amp;nbsp;Those willing to help with this effort can send their information to samick@tamsatx.org. &amp;nbsp;We need as much information as you are willing to share, ideally including:&amp;nbsp;student strengthsinvolvement in high school (clubs, extra-curricular activities, etc.)gradesplans after high school, including schools attended or currently attending and/or progress toward careersAdditionally, for those willing, we would like to follow up with these students just before the next session to see how they are doing at that time. &amp;nbsp;We feel confident that we'll have some great success stories from students who, without this bill, would not have graduated.We appreciate your help in this effort! &amp;nbsp;&amp;nbsp;</text:p>
          </table:table-cell>
          <table:table-cell office:value-type="string" table:style-name="ce2">
            <text:p>http://tamsatx.org/uploads/3/4/4/6/34460330/dawson_orr_senate_testimony_8-2014.pdf</text:p>
          </table:table-cell>
          <table:table-cell table:style-name="ce4"/>
          <table:table-cell table:number-columns-repeated="16378"/>
        </table:table-row>
        <table:table-row table:style-name="ro5">
          <table:table-cell office:value-type="float" office:value="9" table:style-name="ce2">
            <text:p>9</text:p>
          </table:table-cell>
          <table:table-cell office:value-type="string" table:style-name="ce2">
            <text:p>The Demise of HB 1164</text:p>
          </table:table-cell>
          <table:table-cell office:value-type="string" table:style-name="ce3">
            <text:p><text:s/>5/28/2015<text:s/></text:p>
          </table:table-cell>
          <table:table-cell office:value-type="string" table:style-name="ce2">
            <text:p>Despite legislative acknowledgements that cramming formulaic responses into a 26 line bloc does not equate to good writing skills, legislators failed to replace the STAAR writing tests. They had an opportunity with HB 1164.&amp;nbsp; Representative VanDeaver had responded to the clamor for a better way to evaluate writing skills by filing HB 1164. This bill would have required districts to assess students&amp;rsquo; writing according to the TEKS (state standards). Districts could chose the evaluation method, including implementing a portfolio program. Students&amp;rsquo; performances on writing assessments would be reported to parents and in the aggregate to campuses and the State. High school students would have to demonstrate satisfactory performance on the district&amp;rsquo;s writing assessment to graduate. A STAAR language arts test would still have been administered, but the writing component would have been returned to the sanity of the classroom.&amp;nbsp; However, that sanity vanished when the bill was transformed in the Senate. Apparently, districts are not to be trusted with evaluating students&amp;rsquo; learning. Although HB 1164 passed the House unanimously, the Senate Education Committee members substituted it whole cloth with new language. The new language not only leaves in place the current STAAR writing tests but also leaves the authority to even consider an alternate way to assess writing well centralized at the state level. The Senate-passed version of HB 1164 provides for a study and a pilot program. TEA is to conduct a study for a year on alternate methods to assess writing and then institute a two-year pilot program with select districts. The grading of any alternate writing assessment would still take place at the state level.&amp;nbsp; How very disappointing to us as parents and very frustrating to our students and teachers who have to bear the ultimate price of continuing to prep for the rigid 26-line STAAR writing tests!&amp;nbsp; TAMSA had joined many others in coming to hearings and testifying in favor of the initial version of HB 1164. Dawson Orr, superintendent of Highland Park ISD, aptly captured the need to replace the STAAR writing test when he earlier stated: properly assessing writing cannot be a one-time event and cannot occur with a 26-line limit. (Sen. Ed. Committee, August 26, 2014). The testimony of those most attuned to the impact of STAAR tests in the classroom had seemingly no effect on the Senators. Instead of concrete action to replace the STAAR writing test, the Senate chooses to spend state resources on another study. If they had been paying attention, they would know that we already have plenty of studies and research that offer alternatives for writing assessments.&amp;nbsp; We are quick to hold our schools accountable for our students&amp;rsquo; learning. We need to be just as quick to hold our legislators accountable for the decisions that they make that impact our students&amp;rsquo; learning. Legislators have recognized issues with the STAAR tests. Lt. Gov. Dan Patrick stated &amp;ldquo;we don't trust this test," and Senate Education Chairman Larry Taylor noted "there seems to be some sort of disconnect between our test and real student capabilities." Yet, the Senators still want to hold students accountable in a punitive fashion for a test that leadership does not trust. Even if a study is desired, at least the high stakes should have been removed while alternative assessments were being considered. TAMSA urges that the primary focus of education policy should always be what is in the best interest of children. That focus is hard to find in the final version of HB 1164.&amp;nbsp;READ STATEMENT FROM REPRESENTATIVE VAN DEAVERTAMSA-DEMISE OF HB 1164 (PDF)</text:p>
          </table:table-cell>
          <table:table-cell table:style-name="ce2"/>
          <table:table-cell table:style-name="ce4"/>
          <table:table-cell table:number-columns-repeated="16378"/>
        </table:table-row>
        <table:table-row table:style-name="ro3">
          <table:table-cell office:value-type="float" office:value="10" table:style-name="ce2">
            <text:p>10</text:p>
          </table:table-cell>
          <table:table-cell office:value-type="string" table:style-name="ce2">
            <text:p>Press Release: TAMSA Calls for Moratorium due to Testing Errors</text:p>
          </table:table-cell>
          <table:table-cell office:value-type="string" table:style-name="ce3">
            <text:p><text:s/>5/17/2015<text:s/></text:p>
          </table:table-cell>
          <table:table-cell office:value-type="string" table:style-name="ce2">
            <text:p>In his news release today, Thomas Ratliff, Vice Chairman of the State Board of Education, brings to light serious issues of misalignment between the STAAR US History EOC and the state mandated curriculum. Based on these and ongoing concerns with the validity of the test, Texans Advocating for Meaningful Student Assessment (TAMSA) calls for a moratorium on using the STAAR tests, and at the very least, the US History EOC, for high stakes purposes related to student graduation and school accountability.READ TAMSA'S ENTIRE PRESS RELEASEREAD THOMAS RATLIFF'S NEWS RELEASE</text:p>
          </table:table-cell>
          <table:table-cell office:value-type="string" table:style-name="ce2">
            <text:p>http://www.tea.state.tx.us/Communications/Press_Releases/TEA_News_Releases/</text:p>
          </table:table-cell>
          <table:table-cell office:value-type="string" table:style-name="ce4">
            <text:p>http://www.tea.state.tx.us/index4.aspx?id=25769806228</text:p>
          </table:table-cell>
          <table:table-cell table:number-columns-repeated="16378"/>
        </table:table-row>
        <table:table-row table:style-name="ro5">
          <table:table-cell office:value-type="float" office:value="11" table:style-name="ce2">
            <text:p>11</text:p>
          </table:table-cell>
          <table:table-cell office:value-type="string" table:style-name="ce2">
            <text:p>Time is running out: Call to Action</text:p>
          </table:table-cell>
          <table:table-cell office:value-type="string" table:style-name="ce3">
            <text:p><text:s/>5/12/2015<text:s/></text:p>
          </table:table-cell>
          <table:table-cell office:value-type="string" table:style-name="ce2">
            <text:p>Time is running out this session for legislators to make needed changes to student assessments, especially for grades 3-8.&amp;nbsp; Two bills that offer positive changes&amp;nbsp;passed the House almost unanimously but are stalled at the Senate Education Committee:HB 1164:&amp;nbsp; Removes the STAAR writing test and gives districts control over how to assess writing, including adopting a portfolio assessment.&amp;nbsp; Student performance on writing would be reported to parents and TEA and posted on districts' websites.HB 743:&amp;nbsp; Requires that STAAR assessments for grades 3-8 be verified by a third party as valid and reliable and more age-appropriate in length (120 minutess for grades 3-5 and 180 minutes for grades 6-8); also requires a study of TEKS and assessments.For these bills to have a chance of becoming law,&amp;nbsp;they must be heard in committee, voted out of the Senate Education Committee, and sent to the Senate floor for vote.&amp;nbsp;Neither bill is scheduled to be heard in the Senate Education Committee.&amp;nbsp;CALL OR EMAIL TODAY!Let the members of the Senate Education Committee and Lt. Gov. Dan Patrick know that you support HB 1164 and HB 743 and want them to be heard and voted out of the Senate Education Committee.&amp;nbsp;Lt. Governor Dan Patrick,&amp;nbsp;LTGConstituent.Affairs@ltgov.state.tx.us&amp;nbsp;;&amp;nbsp;512-463-00012015 Senate Education Committee MembersChair:&amp;nbsp; Senator Larry Taylor,&amp;nbsp;Larry.Taylor@senate.state.tx.us; 512-463-0111Vice-Chair: Senator Eddie Lucio, Jr.,&amp;nbsp;Eddie.Lucio@senate.state.tx.us; 512-463-0127Senator Paul Bettencourt,&amp;nbsp;Paul.Bettencourt@senate.state.tx.us; 512-463-0107Senator Donna Campbell,&amp;nbsp;Donna.Campbell@senate.state.tx.us; 512-463-0125Senator Sylvia Garcia,&amp;nbsp;Sylvia.Garcia@senate.state.tx.us; 512-463-0106Senator Don Huffines,&amp;nbsp;Don.Huffines@senate.state.tx.us;&amp;nbsp;512-463-0116Senator Lois Kolkhorst,&amp;nbsp;Lois.Kolkhorst@senate.state.tx.us;512-463-0118Senator Jose Rodriguez,&amp;nbsp;Jose.Rodriguez@senate.state.tx.us;&amp;nbsp;512-463-0129Senator Kel Seliger,&amp;nbsp;Kel.Seliger@senate.state.tx.us;&amp;nbsp;512-463-0131Senator Van Taylor,&amp;nbsp;Van.Taylor@senate.state.tx.us;&amp;nbsp;512-463-0108Senator Royce West,&amp;nbsp;&amp;nbsp;Royce.West@senate.state.tx.us;&amp;nbsp;512-463-0123&amp;nbsp;&amp;nbsp;Thank you in advance for your quick work supporting these critical bills.TAMSA</text:p>
          </table:table-cell>
          <table:table-cell office:value-type="string" table:style-name="ce2">
            <text:p>http://tamsatx.org/uploads/3/4/4/6/34460330/sboe-draft_resolution-july-31-2013.pdf</text:p>
          </table:table-cell>
          <table:table-cell table:style-name="ce4"/>
          <table:table-cell table:number-columns-repeated="16378"/>
        </table:table-row>
        <table:table-row table:style-name="ro5">
          <table:table-cell office:value-type="float" office:value="12" table:style-name="ce2">
            <text:p>12</text:p>
          </table:table-cell>
          <table:table-cell office:value-type="string" table:style-name="ce2">
            <text:p>Legislative Update</text:p>
          </table:table-cell>
          <table:table-cell office:value-type="string" table:style-name="ce3">
            <text:p><text:s/>5/2/2015<text:s/></text:p>
          </table:table-cell>
          <table:table-cell office:value-type="string" table:style-name="ce2">
            <text:p>Key Legislative Bill Update May 1, 2015 TAMSA has followed, supported, and testified on dozens of bills this legislative session.&amp;nbsp; As a practical matter, bills that have not been heard in committee by now have little chance of moving forward.&amp;nbsp; The following bills are the key active bills related to testing effective May 1, 2015. SB 149 Seliger (R) This bill would establish an individual graduation committee (IGC) for each high school student who has met all high school graduation requirements but has failed to perform satisfactorily on EOCs in no more than two courses.&amp;nbsp; When the individual graduation committee is convened, it will evaluate the student&amp;rsquo;s performance in the class, as well as a number of other factors, and can require additional work.&amp;nbsp; However, the student may qualify to graduate with a high school diploma if the judgment of the IGC is unanimous.&amp;nbsp; This bill has passed both the House and the Senate, and Governor Abbott has until May 9, 2015 to sign or veto. Also, if the Governor does not act, the bill goes into effect. <text:s/>SB 451 Seliger (R) /HB 774 Gonzalez (D)&amp;nbsp;These companion bills would eliminate writing and social studies assessments in grades 3-8.&amp;nbsp; Neither bill has received a hearing in the education committees. SB 1200 &amp;nbsp;Taylor (R)/HB 4028 Huberty (R) - &amp;nbsp;&amp;nbsp;Creation of Next Generation Assessment and Accountability Commission.&amp;nbsp; This commission would be composed of 7 members appointed by the Governor, 4 members appointed by the Lt. Gov, and 4 appointed by the Speaker.&amp;nbsp; The charge is to develop and make recommendations for new systems of student assessment and school accountability.&amp;nbsp; A report to the Legislature would be due Dec 1, 2016.&amp;nbsp; The senate bill was voted out of the Senate on April 30, 2015 and referred to the House. SB 1302 Menendez (D) This bill would have TEA develop student assessments for grades 3-8 only in subjects required by federal law.&amp;nbsp; This bill was heard in the Senate Education Committee on April 28, 2015, but has not yet been referred to the floor for a vote. HB 742 Huberty (R)&amp;nbsp;This bill would eliminate the writing and social studies assessment in 3-8 and eliminate the US History EOC.&amp;nbsp;&amp;nbsp; This bill has been amended only to eliminate 8th grade Social Studies test.&amp;nbsp; It was voted out of House Public Education Committee but not yet set for vote on the floor. HB 743 Huberty (R)&amp;nbsp;This bill covers two issues: testing and the TEKS. The testing portion would call for the STAAR tests in grades 3-8 to be redesigned so that 85% of students in grades 3-5 are be able to complete the test in 2 hours and 85% of students in grades 6-8 can complete the test in 3 hours. The other portion of this bill calls for TEA to review the TEKS and, have the SBOE review the results and provide recommendations to the legislature, based on the review. An Advisory Committee would be formed to oversee the SBOE&amp;rsquo;s report, and this committee would have the authority to conduct additional study if needed. The SBOE is to limit the TEKS to readiness standards for assessment. Supporting standards would be eliminated from the tests. The bill calls for an independent entity to review the revised tests on readiness standards.&amp;nbsp;&amp;nbsp; This bill was voted out of the House May 1, 2015.&amp;nbsp; <text:s/>HB 1162 VanDeaver (R) This bill would eliminate the requirement that students reach a satisfactory level of achievement on EOC assessments to graduate from high school.&amp;nbsp; The bill specifies that the results of an EOC assessment may not be used as criteria for grade promotion or graduation but rather may be used only for purposes of diagnosing academic strengths and deficiencies of a student and guiding future specific instruction. The bill also provides for students to be exempt from certain EOC assessments for performance in alternative assessments.&amp;nbsp; This bill has not been heard in the Public Education Committee. HB 1164 VanDeaver (R) This bill would replace the writing assessment for grades 3-12 with an English language arts assessment.&amp;nbsp; The bill specifies that writing would still be assessed, but any writing sample submitted by a student as part of an assessment could not be used for accountability, grade promotion, or graduation requirement.&amp;nbsp; The bill allows school districts to choose the method by which to assess students writing skills in grades four and seven and at the end of English I and English II secondary-level courses, including portfolio assessment.&amp;nbsp; This bill was voted out of the House on April 30, 2015, and has been sent to the Senate. HB 2804 Aycock (R) This bill revises the accountability system.&amp;nbsp; It institutes A-F ratings for schools.&amp;nbsp; It also requires that testing count no more than 55% of school accountability.&amp;nbsp; This bill was voted out of the House Education Committee and may be heard on the House floor soon.&amp;nbsp;</text:p>
          </table:table-cell>
          <table:table-cell table:style-name="ce2"/>
          <table:table-cell table:style-name="ce4"/>
          <table:table-cell table:number-columns-repeated="16378"/>
        </table:table-row>
        <table:table-row table:style-name="ro2">
          <table:table-cell office:value-type="float" office:value="13" table:style-name="ce2">
            <text:p>13</text:p>
          </table:table-cell>
          <table:table-cell office:value-type="string" table:style-name="ce2">
            <text:p>TAMSA calls for action in response to changes in federal legislation</text:p>
          </table:table-cell>
          <table:table-cell office:value-type="string" table:style-name="ce3">
            <text:p><text:s/>4/23/2015<text:s/></text:p>
          </table:table-cell>
          <table:table-cell office:value-type="string" table:style-name="ce2">
            <text:p>This week TAMSA distributed the following letters to Texas legislators to draw their attention to the growing momentum in the US Congress to dramatically shift course concerning mandatory student testing. &amp;nbsp;TAMSA urges our Texas Legislature to take action to avoid losing the opportunity to make significant positive changes to our assessment system during the current legislative session.APRIL 21ST LETTER TO TEXAS LEGISLATORSSUMMARY OF STAAR QUOTES AND STORIES</text:p>
          </table:table-cell>
          <table:table-cell office:value-type="string" table:style-name="ce2">
            <text:p>http://tamsatx.org/uploads/3/4/4/6/34460330/pr_a-f_aug_13_2018.pdf</text:p>
          </table:table-cell>
          <table:table-cell table:style-name="ce4"/>
          <table:table-cell table:number-columns-repeated="16378"/>
        </table:table-row>
        <table:table-row table:style-name="ro2">
          <table:table-cell office:value-type="float" office:value="14" table:style-name="ce2">
            <text:p>14</text:p>
          </table:table-cell>
          <table:table-cell office:value-type="string" table:style-name="ce2">
            <text:p>Inspiring Voices</text:p>
          </table:table-cell>
          <table:table-cell office:value-type="string" table:style-name="ce3">
            <text:p><text:s/>4/20/2015<text:s/></text:p>
          </table:table-cell>
          <table:table-cell office:value-type="string" table:style-name="ce2">
            <text:p>Parents, educators and students gathered at the Capitol on Saturday for the Save Texas Schools Rally. &amp;nbsp;Among the speakers at the event were TAMSA Board member Theresa Trevino, student Regan Lively, and Representative Gary Van Deaver. &amp;nbsp;Watch and share their inspiring speeches:Theresa Trevino's speech (followed by Regan Lively)https://youtu.be/igxewNLW9_wRegan Lively's speechhttps://youtu.be/0dEuHqmDaToRepresentative Van Deaver's speechhttp://youtu.be/fGqFYqIHgRs</text:p>
          </table:table-cell>
          <table:table-cell office:value-type="string" table:style-name="ce2">
            <text:p>http://www.legis.state.tx.us/tlodocs/83R/schedules/html/C5302014082610001.HTM</text:p>
          </table:table-cell>
          <table:table-cell table:style-name="ce4"/>
          <table:table-cell table:number-columns-repeated="16378"/>
        </table:table-row>
        <table:table-row table:style-name="ro6">
          <table:table-cell office:value-type="float" office:value="15" table:style-name="ce2">
            <text:p>15</text:p>
          </table:table-cell>
          <table:table-cell office:value-type="string" table:style-name="ce2">
            <text:p>SB 149 Headed to House Floor on April 21st</text:p>
          </table:table-cell>
          <table:table-cell office:value-type="string" table:style-name="ce3">
            <text:p><text:s/>4/16/2015<text:s/></text:p>
          </table:table-cell>
          <table:table-cell office:value-type="string" table:style-name="ce2">
            <text:p>Senate Bill 149 will be up for a vote on the House Floor on Tuesday, April 21st. &amp;nbsp;This bill creates individual graduation committees for students who have failed an EOC to determine if they can be awarded a diploma if they meet certain criteria.Please call your State Representative and ask them to vote YES on SB 149. &amp;nbsp;If you are unsure who your representative is, find them here:&amp;nbsp;http://www.fyi.legis.state.tx.us/Home.aspx</text:p>
          </table:table-cell>
          <table:table-cell table:style-name="ce2"/>
          <table:table-cell table:style-name="ce4"/>
          <table:table-cell table:number-columns-repeated="16378"/>
        </table:table-row>
        <table:table-row table:style-name="ro5">
          <table:table-cell office:value-type="float" office:value="16" table:style-name="ce2">
            <text:p>16</text:p>
          </table:table-cell>
          <table:table-cell office:value-type="string" table:style-name="ce2">
            <text:p>National Day of Action April 8</text:p>
          </table:table-cell>
          <table:table-cell office:value-type="string" table:style-name="ce3">
            <text:p><text:s/>4/6/2015<text:s/></text:p>
          </table:table-cell>
          <table:table-cell office:value-type="string" table:style-name="ce2">
            <text:p>Though there is so much going on related to testing here in Texas, it is important to remember that we address testing at the Federal level to truly bring about change. &amp;nbsp;We encourage our members to be a part of this Call To Action organized by FairTest:National Day of Action April 8Overhaul ESEA/NCLB: Less Testing More LearningWhat: Call your U.S. Senators and join the Twitter storm/Thunderclap. If we raise our voices together, we can persuade the Senate Education Committee to reduce testing requirements as it debates renewal of Elementary and Secondary Education Act/No Child Left Behind. &amp;nbsp;When: April 8, 2015Who: Testing Resistance and Reform Spring alliance, convened by FairTest, and including many national and state organizations.&amp;nbsp;Call your Senators: Please mark your calendar, and take a few minutes on April 8 to phone your U.S. senators in Washington, DC. Ask to speak to the staffer who works on education policy. If no one is available, leave your message with the person who answered the phone.&amp;nbsp;Cornyn, John&amp;nbsp;- (R - TX)Class II517 Hart Senate Office Building Washington DC 20510(202) 224-2934Contact:&amp;nbsp;www.cornyn.senate.gov/public/index.cfm?p=ContactFormCruz, Ted&amp;nbsp;- (R - TX)Class I185 Dirksen Senate Office Building Washington DC 20510(202) 224-5922Contact:&amp;nbsp;www.cruz.senate.gov/?p=email_senatorTell your Senators: Here is a model message. Feel free to use it, modify it, or say something entirely different.&amp;nbsp;Hello. I'm [your name], calling from [your town]. I'm calling to ask Senator [name] to support changes to No Child Left Behind that will promote a saner and less intrusive approach to public school testing. Specifically, I urge [him/her] to support a switch to testing once each in elementary, middle and high school, and to remove high-stakes consequences from federally required standardized tests. Both these measures will help address the current over-emphasis on testing at the expense of learning.&amp;nbsp;&amp;nbsp;If you have specific stories about problems with over-testing, please relate them. Personal stories are the most effective.&amp;nbsp;Twitterstorm: On April 8, send a tweet, help build the storm. If you modify the example below, be sure to include #cutfederaltests and the link to getting your Senators&amp;rsquo; numbers. Find Senate twitter handles at https://twitter.com/gov/lists/us-senate/membersCall your Senator https://www.senate.gov Tell them less testing, more learning &amp;nbsp;#cutfederaltests&amp;nbsp;Email: Join the email campaign as well. To send a letter to your Senator, go to:&amp;nbsp;http://fairtest.org/roll-back-standardized-testing-send-letter-congres.&amp;nbsp;</text:p>
          </table:table-cell>
          <table:table-cell office:value-type="string" table:style-name="ce2">
            <text:p>http://educationblog.dallasnews.com/2014/07/the-story-of-tom-ratliffs-daughter-one-data-point-about-texas-testing.html/</text:p>
          </table:table-cell>
          <table:table-cell table:style-name="ce4"/>
          <table:table-cell table:number-columns-repeated="16378"/>
        </table:table-row>
        <table:table-row table:style-name="ro2">
          <table:table-cell office:value-type="float" office:value="17" table:style-name="ce2">
            <text:p>17</text:p>
          </table:table-cell>
          <table:table-cell office:value-type="string" table:style-name="ce2">
            <text:p>Seliger Files Bill to Address Issue of Students Off Track to Graduate due to EOC exams</text:p>
          </table:table-cell>
          <table:table-cell office:value-type="string" table:style-name="ce3">
            <text:p><text:s/>11/10/2014<text:s/></text:p>
          </table:table-cell>
          <table:table-cell office:value-type="string" table:style-name="ce2">
            <text:p>Senator Kel Seliger (R-Amarillo) filed Senate Bill 149 today, the opening day of bill filing. SB149 is poised to address the issue of the 50,000 students from the Class of 2015 who are off track to graduate due to failing one or more EOCs.&amp;nbsp;The bill provides a variety of options and steps for students who have failed EOCs but have otherwise shown proficiency in key coursework. If approved by a 2/3 vote, it would take effect immediately, and apply to the class of 2015, as well as future classes.READ THE ENTIRE BILL</text:p>
          </table:table-cell>
          <table:table-cell table:style-name="ce2"/>
          <table:table-cell table:style-name="ce4"/>
          <table:table-cell table:number-columns-repeated="16378"/>
        </table:table-row>
        <table:table-row table:style-name="ro7">
          <table:table-cell office:value-type="float" office:value="18" table:style-name="ce2">
            <text:p>18</text:p>
          </table:table-cell>
          <table:table-cell office:value-type="string" table:style-name="ce2">
            <text:p>TAMSA Issues Press Release on New Testing RFP</text:p>
          </table:table-cell>
          <table:table-cell office:value-type="string" table:style-name="ce3">
            <text:p><text:s/>9/26/2014<text:s/></text:p>
          </table:table-cell>
          <table:table-cell office:value-type="string" table:style-name="ce2">
            <text:p>TAMSA today issued a press release in response to Texas Education Agency&amp;rsquo;s&amp;nbsp;Request for Proposal for the Texas state education standardized testing contract. &amp;nbsp;In the statement, TAMSA expressed concern with the lack of input and opportunities for public comment into the development of the RFP.&amp;nbsp;"It is very troubling that a contract that will affect 5 million children, and cost the state potentially hundreds of millions of dollars, is developed with no input from the public," said Dineen Majcher, President of the Board of Directors of TAMSA. &amp;nbsp;The statement emphasized&amp;nbsp;the need for transparency and benefits of public input in the process.READ THE ENTIRE PRESS RELEASE</text:p>
          </table:table-cell>
          <table:table-cell office:value-type="string" table:style-name="ce2">
            <text:p>http://tamsatx.org/uploads/3/4/4/6/34460330/akim_mtvt.pdf</text:p>
          </table:table-cell>
          <table:table-cell table:style-name="ce4"/>
          <table:table-cell table:number-columns-repeated="16378"/>
        </table:table-row>
        <table:table-row table:style-name="ro7">
          <table:table-cell office:value-type="float" office:value="19" table:style-name="ce2">
            <text:p>19</text:p>
          </table:table-cell>
          <table:table-cell office:value-type="string" table:style-name="ce2">
            <text:p>House Public Education Committee Sets Hearing Date</text:p>
          </table:table-cell>
          <table:table-cell office:value-type="string" table:style-name="ce3">
            <text:p><text:s/>9/25/2014<text:s/></text:p>
          </table:table-cell>
          <table:table-cell office:value-type="string" table:style-name="ce2">
            <text:p>The House Public Education Committee will have a public hearing on Wednesday October 8th beginning at 1 p.m. in Room E2.036 of the Texas State Capitol.&amp;nbsp; The Committee has heard significant testimony, including from parents (Thank you TAMSA members!) about issues related to STAAR.&amp;nbsp; The purpose of this meeting is to hear specific recommendations for improving on what passed last session in HB 5.&amp;nbsp; TAMSA will be testifying.&amp;nbsp; Anyone desiring to testify should register in the kiosks at the Capitol when you arrive, and members of the public will be given 3 minutes.&amp;nbsp; Thank you for your continued interest and involvement in these issues so important to our children.READ MEETING NOTICE HERE</text:p>
          </table:table-cell>
          <table:table-cell table:style-name="ce2"/>
          <table:table-cell table:style-name="ce4"/>
          <table:table-cell table:number-columns-repeated="16378"/>
        </table:table-row>
        <table:table-row table:style-name="ro8">
          <table:table-cell office:value-type="float" office:value="20" table:style-name="ce2">
            <text:p>20</text:p>
          </table:table-cell>
          <table:table-cell office:value-type="string" table:style-name="ce2">
            <text:p>TAMSA Featured in Blog Series</text:p>
          </table:table-cell>
          <table:table-cell office:value-type="string" table:style-name="ce3">
            <text:p><text:s/>9/19/2014<text:s/></text:p>
          </table:table-cell>
          <table:table-cell office:value-type="string" table:style-name="ce2">
            <text:p>TAMSA recently contributed to a 6-part blog series for Raise Your Hand Texas called House Bill 5: Past, Present, and Future.&amp;nbsp; The article describes the story of TAMSA&amp;rsquo;s formation and our efforts last session.&amp;nbsp; These efforts showed how the commitment of what started as a small group of determined people could lead to positive change. &amp;ldquo;TAMSA is working alongside others to ensure that the little bit of common sense that allowed the passage of HB 5 is not smothered in the next legislative session. We haven&amp;rsquo;t forgotten that several bills that would have alleviated some of the STAAR testing in grades 3-8 were vetoed last session, and TAMSA will endeavor to make needed changes to standardized testing in these grades during the coming session. Through TAMSA, we have met remarkable people and learned a lot about standardized testing and resilience. On a more fundamental level, we are grateful that our faith in the power of the few has been renewed.&amp;rdquo;&amp;nbsp;READ THE ENTIRE ARTICLE</text:p>
          </table:table-cell>
          <table:table-cell office:value-type="string" table:style-name="ce2">
            <text:p>http://tamsatx.org/uploads/3/4/4/6/34460330/2015_tamsa_legislative_summary_-_final_june_1_2015..pdf</text:p>
          </table:table-cell>
          <table:table-cell office:value-type="string" table:style-name="ce4">
            <text:p>http://tamsatx.org/uploads/3/4/4/6/34460330/votes_on_key_bills_in_senate_and_house_-_june_1_-2.pdf</text:p>
          </table:table-cell>
          <table:table-cell table:number-columns-repeated="16378"/>
        </table:table-row>
        <table:table-row table:style-name="ro9">
          <table:table-cell office:value-type="float" office:value="21" table:style-name="ce2">
            <text:p>21</text:p>
          </table:table-cell>
          <table:table-cell office:value-type="string" table:style-name="ce2">
            <text:p>Compelling STAAR Writing Testimony From Highland Park Superintendent</text:p>
          </table:table-cell>
          <table:table-cell office:value-type="string" table:style-name="ce3">
            <text:p><text:s/>8/31/2014<text:s/></text:p>
          </table:table-cell>
          <table:table-cell office:value-type="string" table:style-name="ce2">
            <text:p>During the August 26 Senate Education Committee hearing, Dr. Dawson Orr,&amp;nbsp;Superintendent of Highland Park ISD, outlined critical issues with&amp;nbsp;current STAAR writing assessments and offered solutions for&amp;nbsp;consideration. &amp;nbsp;During his testimony, he explained how the current&amp;nbsp;assessment model, which utilizes a 26-line first draft approach, is not&amp;nbsp;capable of providing useful data about the status of students&amp;rsquo; writing&amp;nbsp;ability. &amp;nbsp;He also questioned the correlation between STAAR and other,&amp;nbsp;more established measures of writing, noting that higher percentages of&amp;nbsp;students in Highland Park ISD were considered college-ready based on ACT&amp;nbsp;and AP scores as compared to STAAR writing scores. In particular, in Dr.&amp;nbsp;Orr's very high performing district, 98% of the high school graduates&amp;nbsp;attend college. &amp;nbsp;Yet from the most recent STAAR EOC results, STAAR&amp;nbsp;suggested that approximately one-third of those same students are not&amp;nbsp;college ready. &amp;nbsp;Dr. Orr stated, "We simply don't have confidence in&amp;nbsp;STAAR as an accurate measure of skill or as a predictor of future&amp;nbsp;success." Orr suggested that writing is better assessed through a&amp;nbsp;digital portfolio approach and tests, if required, should more closely&amp;nbsp;mirror writing instruction.Read Dr. Orr's Entire Testimony</text:p>
          </table:table-cell>
          <table:table-cell table:style-name="ce2"/>
          <table:table-cell table:style-name="ce4"/>
          <table:table-cell table:number-columns-repeated="16378"/>
        </table:table-row>
        <table:table-row table:style-name="ro10">
          <table:table-cell office:value-type="float" office:value="22" table:style-name="ce2">
            <text:p>22</text:p>
          </table:table-cell>
          <table:table-cell office:value-type="string" table:style-name="ce2">
            <text:p>Austin Informational Meetings Set</text:p>
          </table:table-cell>
          <table:table-cell office:value-type="string" table:style-name="ce3">
            <text:p><text:s/>8/30/2014<text:s/></text:p>
          </table:table-cell>
          <table:table-cell office:value-type="string" table:style-name="ce2">
            <text:p>JOIN US THIS THURSDAY IN AUSTIN FOR THE FIRST INFO SHARING SESSION!&amp;nbsp;TAMSA continues to inform and engage parents, business people, and policy makers on the current status and future of meaningful student assessments in Texas. Please come share your ideas and energy with us during one or both of these information sessions and let us know if you want to become more active:Thursday September 4, 6-7:30 p.m.Saturday October 4, 10-11:30 a.m.Both meetings will be held at the Old Quarry Library Meeting Room, 7051 Village Center Drive, AustinThe discussion will include legislative proposals, includingGrades 3-8: within the confines of NCLB, eliminate tests not required by NCLB, make length of tests age appropriate, and eliminate grades 5 and 8 promotion requirements.&amp;nbsp;High school: limit state standardized tests to the three required by federal law: Reading, Math and Science; eliminate graduation requirements associated with EOCs; revise the writing portion of the ELA exam.We look forward to seeing you then! &amp;nbsp;Stay tuned for meetings to be scheduled in other cities!</text:p>
          </table:table-cell>
          <table:table-cell office:value-type="string" table:style-name="ce2">
            <text:p>http://tamsatx.org/uploads/3/4/4/6/34460330/pr_testing_errors_05-17-15.pdf</text:p>
          </table:table-cell>
          <table:table-cell table:style-name="ce4"/>
          <table:table-cell table:number-columns-repeated="16378"/>
        </table:table-row>
        <table:table-row table:style-name="ro5">
          <table:table-cell office:value-type="float" office:value="23" table:style-name="ce2">
            <text:p>23</text:p>
          </table:table-cell>
          <table:table-cell office:value-type="string" table:style-name="ce2">
            <text:p>SBOE Member Thomas Ratliff Issues Press Release on Testing and NCLB</text:p>
          </table:table-cell>
          <table:table-cell office:value-type="string" table:style-name="ce3">
            <text:p><text:s/>7/10/2014<text:s/></text:p>
          </table:table-cell>
          <table:table-cell office:value-type="string" table:style-name="ce2">
            <text:p>Texas State Board of Education member Thomas Ratliff last week issued a press release concerning testing and the Federal program "No Child Left Behind." &amp;nbsp;He writes, "The 2013 Legislature passed HB 5 to fix many of these [testing] issues for high school students. They also passed a bill to fix this issue for 3rd graders, but it was vetoed, in part, due to concerns about our compliance with a Federal program.Yes, you read that right. Texas cannot make changes to OUR testing program because of a FEDERAL program." &amp;nbsp;Jeff Weiss of the Dallas Morning News has posted the entire press release on his education blog, found here.TAMSA believes that the federal No Child Level Behind program promotesthe overuse of standardized testing. &amp;nbsp;We support SBOE Board memberThomas Ratliff&amp;rsquo;s call for states to be allowed to set the number oftests they deem appropriate for assessing their students' learning needs.&amp;ldquo;Texas, and other states, should have the right to determine what isthe best level of testing for students. We should not be hamstrung bythe U.S. Department of Education,&amp;rdquo; said Dineen Majcher, president ofTAMSA, Texans Advocating for Meaningful Student Assessment. "Texasparents and educators know what is best for Texas students - not theU.S. Department of Education."TAMSA, a nonpartisan, statewide organization of parents, tapped agroundswell of opposition to the plethora of standardized studenttests and successfully advocated for a reduction in state high schooltesting requirements during the last legislative session.&amp;ldquo;We would have seen more reduction for elementary and middle schoolstudents but beneficial legislation was vetoed. This was in partbecause of concern that Texas would lose valuable federal educationdollars tied to NCLB,&amp;rdquo; Majcher said.&amp;ldquo;Take down that wall,&amp;rdquo; she summed up. &amp;ldquo;Let Texas decide what is bestfor Texas.&amp;rdquo;READ JEFF WEISS' EDUCATION BLOG POST WITH RATLIFF'S PRESS RELEASE</text:p>
          </table:table-cell>
          <table:table-cell table:style-name="ce2"/>
          <table:table-cell table:style-name="ce4"/>
          <table:table-cell table:number-columns-repeated="16378"/>
        </table:table-row>
        <table:table-row table:style-name="ro1">
          <table:table-cell table:number-columns-repeated="16384"/>
        </table:table-row>
        <table:table-row table:style-name="ro11">
          <table:table-cell office:value-type="float" office:value="24" table:style-name="ce2">
            <text:p>24</text:p>
          </table:table-cell>
          <table:table-cell office:value-type="string" table:style-name="ce2">
            <text:p>Senate Education Committee Sets Hearing Date</text:p>
          </table:table-cell>
          <table:table-cell office:value-type="string" table:style-name="ce3">
            <text:p><text:s/>7/2/2014<text:s/></text:p>
          </table:table-cell>
          <table:table-cell office:value-type="string" table:style-name="ce2">
            <text:p>The Senate Education Committee will meet Tuesday, August 26, 2014 at 10:00AM in Capital room E1.028. &amp;nbsp;Members will discuss topics pertaining to education related interim charges, including an examination of STAAR writing scores and an update on the discussion of STAAR EOC passing rates for the Class of 2015. &amp;nbsp;The public is welcome.READ MEETING NOTICE</text:p>
          </table:table-cell>
          <table:table-cell table:style-name="ce2"/>
          <table:table-cell table:style-name="ce4"/>
          <table:table-cell table:number-columns-repeated="16378"/>
        </table:table-row>
        <table:table-row table:style-name="ro6">
          <table:table-cell office:value-type="float" office:value="25" table:style-name="ce2">
            <text:p>25</text:p>
          </table:table-cell>
          <table:table-cell office:value-type="string" table:style-name="ce2">
            <text:p>Spring 2014 STARR Results</text:p>
          </table:table-cell>
          <table:table-cell office:value-type="date" office:date-value="2014-06-17T00:00:00" table:style-name="ce3">
            <text:p>6/17/14</text:p>
          </table:table-cell>
          <table:table-cell office:value-type="string" table:style-name="ce7">
            <text:p>Interested to see your campus results for the STAAR exams? You can access STAAR results by region, district and/or campus using this resource page: <text:span text:style-name="T2">Pearson Portal</text:span><text:span text:style-name="T1">. Results from the 2012, 2013 and 2014 test administrations are available. Want to know the answer to the top five education questions asked in 2013? The Education Commission of the States published this insightful document: </text:span><text:span text:style-name="T2">http://dev.ecs.org/docs/Top5QA.pdf</text:span><text:span text:style-name="T1">.</text:span></text:p>
          </table:table-cell>
          <table:table-cell office:value-type="string" table:style-name="ce2">
            <text:p>https://tx.pearsonaccess.com/tclp/portal/tclp.portal?_nfpb=true&amp;_pageLabel=pa2_analytical_reporting_page</text:p>
          </table:table-cell>
          <table:table-cell office:value-type="string" table:style-name="ce4">
            <text:p>http://dev.ecs.org/docs/Top5QA.pdf</text:p>
          </table:table-cell>
          <table:table-cell table:number-columns-repeated="16378"/>
        </table:table-row>
        <table:table-row table:style-name="ro2">
          <table:table-cell office:value-type="float" office:value="26" table:style-name="ce2">
            <text:p>26</text:p>
          </table:table-cell>
          <table:table-cell office:value-type="string" table:style-name="ce2">
            <text:p>TAMSA Update</text:p>
          </table:table-cell>
          <table:table-cell office:value-type="date" office:date-value="2014-06-05T00:00:00" table:style-name="ce3">
            <text:p>6/5/14</text:p>
          </table:table-cell>
          <table:table-cell office:value-type="string" table:style-name="ce2">
            <text:p>TAMSA sent out the following email message to our members: "This spring, both the Texas House of Representatives and the Senate held Committee hearings concerning education and testing. TAMSA members attended and testified at both hearings on the importance of continued improvement to the state standardized testing program. While high school texsting was discussed, there is energy to review testing for grades 3-8 and make imporvements to the system."<text:s/></text:p>
          </table:table-cell>
          <table:table-cell office:value-type="string" table:style-name="ce2">
            <text:p>http://campaign.r20.constantcontact.com/render?ca=78b7a603-ef9f-4410-b035-48d1bb44edd3&amp;c=70a1e8f0-7c94-11e3-8219-d4ae52843dc7&amp;ch=71441c60-7c94-11e3-8292-d4ae52843dc7</text:p>
          </table:table-cell>
          <table:table-cell table:style-name="ce4"/>
          <table:table-cell table:number-columns-repeated="16378"/>
        </table:table-row>
        <table:table-row table:style-name="ro12">
          <table:table-cell office:value-type="float" office:value="27" table:style-name="ce2">
            <text:p>27</text:p>
          </table:table-cell>
          <table:table-cell office:value-type="string" table:style-name="ce2">
            <text:p>A New Vision</text:p>
          </table:table-cell>
          <table:table-cell office:value-type="string" table:style-name="ce3">
            <text:p><text:s/>4/24/2014<text:s/></text:p>
          </table:table-cell>
          <table:table-cell office:value-type="string" table:style-name="ce2">
            <text:p>Hudson ISD Superintendent, Mary Ann Whiteker, offers her district's approach to state-mandated standardized testing, a "New Vision." Her letter to parents and the community begins with following paragraph:"Two years ago, Hudson ISD began a new journey with a focus on&amp;nbsp; quality learning rather than a test driven system that is demoralizing to students and staff. Over the course of the next several weeks, students and parents will be receiving the results from these exams. The results should be considered benchmarks, not the end-all to learning for the year. These exams do not reflect the quality of teaching or learning in our classrooms. Our students are more than one test. Their achievements must be determined by a multitude of accomplishments throughout the year, celebrating academic growth as well as mastery of skills, co-curricular and extra-curricular accolades, experiencing new opportunities/challenges." Follow the link below to read her entire letter posted earlier this week, as well as her original letter from last year. We encourage this approach to be shared throughout the state.HISD Has Embraced a "New Vision" for the District.</text:p>
          </table:table-cell>
          <table:table-cell table:style-name="ce2"/>
          <table:table-cell table:style-name="ce4"/>
          <table:table-cell table:number-columns-repeated="16378"/>
        </table:table-row>
        <table:table-row table:style-name="ro3">
          <table:table-cell office:value-type="float" office:value="28" table:style-name="ce2">
            <text:p>28</text:p>
          </table:table-cell>
          <table:table-cell office:value-type="string" table:style-name="ce2">
            <text:p>How the Texas Testing Bubble Popped</text:p>
          </table:table-cell>
          <table:table-cell office:value-type="string" table:style-name="ce3">
            <text:p><text:s/>4/1/2014<text:s/></text:p>
          </table:table-cell>
          <table:table-cell office:value-type="string" table:style-name="ce2">
            <text:p>Dallas Morning News staff writer, Jeff Weiss, published an in-depth article series about the history of standardized testing in public schools and what forces brought about change.PART 1: ONE MOM&amp;rsquo;S IRE BECOMES A CAUSEIn the battle that undid testing in Texas, a grass-roots group (TAMSA) played an indispensable rolePART 2: &amp;lsquo;THE HEART OF THE VAMPIRE&amp;rsquo;Fiery words from an unexpected source give anti-testing movement a charge while superintendents outline a new visionPART 3: TESTING SYSTEM SHAKEN TO ITS COREMomentum of moms, a professor, legislators pushed through change</text:p>
          </table:table-cell>
          <table:table-cell office:value-type="string" table:style-name="ce2">
            <text:p>http://tamsatx.org/uploads/3/4/4/6/34460330/tamsa_pr_enough_is_enough_050516.pdf</text:p>
          </table:table-cell>
          <table:table-cell table:style-name="ce4"/>
          <table:table-cell table:number-columns-repeated="16378"/>
        </table:table-row>
        <table:table-row table:style-name="ro13">
          <table:table-cell office:value-type="float" office:value="29" table:style-name="ce2">
            <text:p>29</text:p>
          </table:table-cell>
          <table:table-cell office:value-type="string" table:style-name="ce2">
            <text:p>Interim Hearings in TX House and Senate</text:p>
          </table:table-cell>
          <table:table-cell office:value-type="string" table:style-name="ce3">
            <text:p><text:s/>3/25/2014<text:s/></text:p>
          </table:table-cell>
          <table:table-cell office:value-type="string" table:style-name="ce2">
            <text:p>TAMSA sent the following email message to our members:"Both the House and Senate Education Committees have scheduled hearings to address interim education-related charges, including review of House Bill 5 implementation. TAMSA plans to attend and testify in support of meaningful student assessments.If you are interested in attending one or both hearings, the meetings are open to the public and held at the Texas State Capital in Austin. House of Representatives Public Education Committee Hearing - Wednesday, March 26, 10:00 AM, Room E2.036Senate Education Committee Hearing - Monday, April 14, 10:00 AM, Room E1.028" READ MORE</text:p>
          </table:table-cell>
          <table:table-cell table:style-name="ce2"/>
          <table:table-cell table:style-name="ce4"/>
          <table:table-cell table:number-columns-repeated="16378"/>
        </table:table-row>
        <table:table-row table:style-name="ro2">
          <table:table-cell office:value-type="float" office:value="30" table:style-name="ce2">
            <text:p>30</text:p>
          </table:table-cell>
          <table:table-cell office:value-type="string" table:style-name="ce2">
            <text:p>Senate Ed Committee Sets Hearing Date</text:p>
          </table:table-cell>
          <table:table-cell office:value-type="string" table:style-name="ce3">
            <text:p><text:s/>3/12/2014<text:s/></text:p>
          </table:table-cell>
          <table:table-cell office:value-type="string" table:style-name="ce2">
            <text:p>The Texas Senate Education Committee will hold a hearing on Monday, April 14, 2014 at 10am in Capital Room E1.028. Committee members will address the education-related interim charges, including the implementation of HB5 and review of: English EOC exam redesign, accommodations available to eligible students as a result of the elimination of the STAAR Modified exam, and STAAR Alternate assessment redesign. The public is welcome.READ MEETING NOTICE</text:p>
          </table:table-cell>
          <table:table-cell office:value-type="string" table:style-name="ce2">
            <text:p>http://tamsatx.org/uploads/3/4/4/6/34460330/hb_1164_statement_-_vandeaver.pdf</text:p>
          </table:table-cell>
          <table:table-cell office:value-type="string" table:style-name="ce4">
            <text:p>http://tamsatx.org/uploads/3/4/4/6/34460330/the_demise_of_hb_1164_-_final-1.pdf</text:p>
          </table:table-cell>
          <table:table-cell table:number-columns-repeated="16378" table:style-name="ce1"/>
        </table:table-row>
        <table:table-row table:style-name="ro11">
          <table:table-cell office:value-type="float" office:value="31" table:style-name="ce2">
            <text:p>31</text:p>
          </table:table-cell>
          <table:table-cell office:value-type="string" table:style-name="ce2">
            <text:p>House Public Ed Committee Sets Hearing Date</text:p>
          </table:table-cell>
          <table:table-cell office:value-type="string" table:style-name="ce3">
            <text:p><text:s/>3/8/2014<text:s/></text:p>
          </table:table-cell>
          <table:table-cell office:value-type="string" table:style-name="ce2">
            <text:p>The Texas House Of Representatives Public Education Committee will hold a hearing on Wednesday, March 26, 2014 at 10am in Room E2.036. Committee members will address the education-related interim charges, including the implementation of HB5, the scope of the TEKS, and testing requirements for students in grades 3-8. The public is welcome.READ MEETING NOTICE</text:p>
          </table:table-cell>
          <table:table-cell table:style-name="ce2"/>
          <table:table-cell table:style-name="ce4"/>
          <table:table-cell table:number-columns-repeated="16378" table:style-name="ce1"/>
        </table:table-row>
        <table:table-row table:style-name="ro12">
          <table:table-cell office:value-type="float" office:value="32" table:style-name="ce2">
            <text:p>32</text:p>
          </table:table-cell>
          <table:table-cell office:value-type="string" table:style-name="ce2">
            <text:p>USDE Denies TX Double-Testing Waiver</text:p>
          </table:table-cell>
          <table:table-cell office:value-type="string" table:style-name="ce3">
            <text:p><text:s/>3/7/2014<text:s/></text:p>
          </table:table-cell>
          <table:table-cell office:value-type="string" table:style-name="ce2">
            <text:p>The TEA issued a news press stating that the U.S. Department of Education has advised that Texas' waiver request to address the issue of double-testing for students taking Algebra I in middle school will not be granted."In spite of this federal decision, Commissioner of Education Michael Williams is discouraging local school districts and charters from double-testing middle school students taking Algebra I. However, the Commissioner noted the decision about whether to administer multiple assessments is ultimately a local one. The Commissioner has formally notified all Texas school districts and charters that for 2014 and 2015 state and federal accountability, if a student takes the State of Texas Assessments of Academic Readiness (STAAR&amp;reg;) Algebra I end-of-course assessment and a STAAR mathematics grade level assessment, only the results of the Algebra I assessment will be included in the accountability calculations for the campus and the district where the student tested. Although taken while in middle school, the Algebra I EOC would count toward a student&amp;rsquo;s high school graduation requirements under House Bill 5."READ THE ENTIRE NEWS RELEASE</text:p>
          </table:table-cell>
          <table:table-cell table:style-name="ce2"/>
          <table:table-cell table:style-name="ce4"/>
          <table:table-cell table:number-columns-repeated="16378" table:style-name="ce1"/>
        </table:table-row>
        <table:table-row table:style-name="ro9">
          <table:table-cell office:value-type="float" office:value="33" table:style-name="ce2">
            <text:p>33</text:p>
          </table:table-cell>
          <table:table-cell office:value-type="string" table:style-name="ce2">
            <text:p>Interim Charges Related to Testing</text:p>
          </table:table-cell>
          <table:table-cell office:value-type="string" table:style-name="ce3">
            <text:p><text:s/>2/25/2014<text:s/></text:p>
          </table:table-cell>
          <table:table-cell office:value-type="string" table:style-name="ce2">
            <text:p>TAMSA sent out the following email message to our members today:"In January, both the Texas House of Representatives &amp; Senate announced Interim Charges which direct legislative committees to conduct studies on specific issues before the next session. Below we have noted some interim charges that relate to testing.The House Public Education Committee charges, released by Speaker Joe Strauss, include:Explore innovative, research-based options for improving student achievement beyond standardized test scores. (Charge No. 2)Review current federal testing requirements in grades 3-8 to determine if testing relief is possible. (Charge No. 5)The Senate Education Committee charges, released by Lieutenant Governor David Dewhurst, include:Examine STAAR writing scores, and types of writing required, for elementary, middle and high school students. Explore the need for targeted professional development in writing.Review the redesign of high school English EOC exams.For the entire STAAR assessment program, review accommodations available to eligible students as a result of the elimination of the STAAR Modified exam pursuant to changes in federal accountability regulations.Additionally, review the redesign of the STAAR Alternate assessment.Monitor and make recommendations for any improvements to the implementation of HB 5, including assessments."READ THE ENTIRE EMAIL MESSAGE</text:p>
          </table:table-cell>
          <table:table-cell office:value-type="string" table:style-name="ce2">
            <text:p>http://tamsatx.org/uploads/3/4/4/6/34460330/pr_testing_errors_05-17-15.pdf</text:p>
          </table:table-cell>
          <table:table-cell office:value-type="string" table:style-name="ce5">
            <text:p><text:a xlink:href="http://tamsatx.org/uploads/3/4/4/6/34460330/tr_us_history_release.pdf">http://tamsatx.org/uploads/3/4/4/6/34460330/tr_us_history_release.pdf</text:a></text:p>
          </table:table-cell>
          <table:table-cell table:number-columns-repeated="16378" table:style-name="ce1"/>
        </table:table-row>
        <table:table-row table:style-name="ro2">
          <table:table-cell office:value-type="float" office:value="34" table:style-name="ce2">
            <text:p>34</text:p>
          </table:table-cell>
          <table:table-cell office:value-type="string" table:style-name="ce2">
            <text:p>Upcoming TAMSA Conference Participation</text:p>
          </table:table-cell>
          <table:table-cell office:value-type="string" table:style-name="ce3">
            <text:p><text:s/>2/21/2014<text:s/></text:p>
          </table:table-cell>
          <table:table-cell office:value-type="string" table:style-name="ce2">
            <text:p>TAMSA will be presenting at two conferences in early March. Please join us!- We will be part of a panel on "Grassroots Organizing" at the Network for Public Education (NPE) Conference on March 1 &amp; 2 in Austin: www.networkforpubliceducation.com/conference/panels-2014/- We organized a Policy Forum session on "Votes Matter More than Money" to be held at SXSWEdu in Austin on March 4 at 1:30pm: http://schedule.sxswedu.com/events/event_EDUP20613</text:p>
          </table:table-cell>
          <table:table-cell table:style-name="ce2"/>
          <table:table-cell table:style-name="ce4"/>
          <table:table-cell table:number-columns-repeated="16378" table:style-name="ce1"/>
        </table:table-row>
        <table:table-row table:style-name="ro7">
          <table:table-cell office:value-type="float" office:value="35" table:style-name="ce2">
            <text:p>35</text:p>
          </table:table-cell>
          <table:table-cell office:value-type="string" table:style-name="ce2">
            <text:p>Combined R&amp;W English EOC Update</text:p>
          </table:table-cell>
          <table:table-cell office:value-type="string" table:style-name="ce3">
            <text:p><text:s/>1/28/2014<text:s/></text:p>
          </table:table-cell>
          <table:table-cell office:value-type="string" table:style-name="ce2">
            <text:p><text:s/>TAMSA sent the following email message to our members:"Happy New Year! We hope your 2014 is off to a great start. TAMSA continues to have a dialogue with the Texas Education Agency (TEA) regarding meaningful student assessments. For the combined reading and writing End-of-Course (EOC) tests in English I and English II, TAMSA has expressed specific concerns to the TEA, including:length of the test (5 hrs)total number of test questions (only 23% fewer than the original two tests)number of field-test* questions (22%)inclusion of a field-test* essay questionplanned cut scores TEA responded that these tests have been finalized for the Spring 2014 administration."&amp;nbsp; READ MORE</text:p>
          </table:table-cell>
          <table:table-cell office:value-type="string" table:style-name="ce2">
            <text:p>http://tamsatx.org/uploads/3/4/4/6/34460330/tamsa_call_to_action_5__11_16.pdf</text:p>
          </table:table-cell>
          <table:table-cell table:style-name="ce4"/>
          <table:table-cell table:number-columns-repeated="16378" table:style-name="ce1"/>
        </table:table-row>
        <table:table-row table:style-name="ro14">
          <table:table-cell office:value-type="float" office:value="36" table:style-name="ce2">
            <text:p>36</text:p>
          </table:table-cell>
          <table:table-cell office:value-type="string" table:style-name="ce2">
            <text:p>TEA: Cumulative EOC Passing Rate</text:p>
          </table:table-cell>
          <table:table-cell office:value-type="string" table:style-name="ce3">
            <text:p><text:s/>1/22/2014<text:s/></text:p>
          </table:table-cell>
          <table:table-cell office:value-type="string" table:style-name="ce2">
            <text:p>The TEA recently published a press release regarding the cumulative STAAR End-of-Course (EOC) passing rate for high school juniors."The Texas Education Agency announced today that approximately 309,000 students in the Class of 2015 have taken all or most of the end-of-course (EOC) assessments required for graduation. Of that number, approximately 76 percent of students - who are currently in their junior year of high school - have already passed the assessments they have taken and are on track to graduate under requirements set by the Texas Legislature in House Bill 5."Another perspective on this statistic was published by Dallas News - 24% Yet to Pass STAAR: "Nearly one-fourth of high school juniors in Texas are in jeopardy of not graduating in 2015 because they have not yet passed the end-of-course exams required to earn a diploma."</text:p>
          </table:table-cell>
          <table:table-cell table:style-name="ce2"/>
          <table:table-cell table:style-name="ce4"/>
          <table:table-cell table:number-columns-repeated="16378" table:style-name="ce1"/>
        </table:table-row>
        <table:table-row table:style-name="ro8">
          <table:table-cell office:value-type="float" office:value="37" table:style-name="ce2">
            <text:p>37</text:p>
          </table:table-cell>
          <table:table-cell office:value-type="string" table:style-name="ce2">
            <text:p>TAMSA Nominated for Texan of the Year</text:p>
          </table:table-cell>
          <table:table-cell office:value-type="string" table:style-name="ce3">
            <text:p><text:s/>1/7/2014<text:s/></text:p>
          </table:table-cell>
          <table:table-cell office:value-type="string" table:style-name="ce2">
            <text:p>Thanks to our TAMSA members for making your voices heard. TAMSA was named a finalist for the Dallas Morning News "Texan of the Year" award."Spurred by a statewide coalition of parents, the Legislature passed, and Gov. Rick Perry signed, the first rollback on high-stakes tests in the state that started it all. And it might not have happened except for the chance meeting two years ago of two moms in a history classroom at a high school open house in Austin...Now called Texans Advocating for Meaningful Student Assessments, the moms contacted others statewide, from North Texas to the Rio Grande Valley and El Paso. They spoke to PTAs and educator groups and set up social media sites. Soon, hundreds could be summoned to a hearing with a tweet. This session, with TAMSA fully engaged, a bill carried by Patrick and Rep. Jimmie Don Aycock, R-Killeen, scaled back end-of-course tests from 15 to 5. It passed both chambers unanimously. When there were signs Perry might veto it, TAMSA staged a phone and writing campaign. Perry signed."READ COMPLETE ARTICLE</text:p>
          </table:table-cell>
          <table:table-cell table:style-name="ce2"/>
          <table:table-cell table:style-name="ce4"/>
          <table:table-cell table:number-columns-repeated="16378" table:style-name="ce1"/>
        </table:table-row>
        <table:table-row table:style-name="ro3">
          <table:table-cell office:value-type="float" office:value="38" table:style-name="ce2">
            <text:p>38</text:p>
          </table:table-cell>
          <table:table-cell office:value-type="string" table:style-name="ce2">
            <text:p>Thanks for Making History in 2013</text:p>
          </table:table-cell>
          <table:table-cell office:value-type="string" table:style-name="ce3">
            <text:p><text:s/>12/12/2013<text:s/></text:p>
          </table:table-cell>
          <table:table-cell office:value-type="string" table:style-name="ce2">
            <text:p>Dear TAMSA Member,As 2013 draws to a close, we want to say THANK YOU for all your interest and energy regarding student assessment this past spring, especially for your quick-action to impact legislation. We know that House Bill 5 (HB5) passed because of your emails, phone calls, and testimonies! Lawmakers in Austin are now keenly aware that thousands of parents, students, and community members from all parts of Texas want to ensure meaningful and effective student assessments that allow for more productive classroom instruction and more efficient use of public funds. READ MORE...</text:p>
          </table:table-cell>
          <table:table-cell office:value-type="string" table:style-name="ce2">
            <text:p>http://tamsatx.org/uploads/3/4/4/6/34460330/writingtestletterheadpr_final.pdf</text:p>
          </table:table-cell>
          <table:table-cell table:style-name="ce4"/>
          <table:table-cell table:number-columns-repeated="16378" table:style-name="ce1"/>
        </table:table-row>
        <table:table-row table:style-name="ro5">
          <table:table-cell office:value-type="float" office:value="39" table:style-name="ce2">
            <text:p>39</text:p>
          </table:table-cell>
          <table:table-cell office:value-type="string" table:style-name="ce2">
            <text:p>TEA Requests NCLB Waiver on 8th Grade Algebra I Testing</text:p>
          </table:table-cell>
          <table:table-cell office:value-type="string" table:style-name="ce3">
            <text:p><text:s/>11/6/2013<text:s/></text:p>
          </table:table-cell>
          <table:table-cell office:value-type="string" table:style-name="ce2">
            <text:p>Commissioner Williams asks that Texas be allowed to use the Algebra I EOC test as the single subject area assessment in middle school. A waiver amendment is necessary to accommodate the lack of high school mathematics assessment results for middle school students who have appropriately completed their high school graduation requirements in mathematics prior to entering high school.Without federal approval, Texas middle school students (primarily those in the 8th&amp;nbsp;grade) taking Algebra I will have to take a grade-level assessment to meet federal requirements as well as the state's Algebra I EOC to meet high school graduation requirements. Such double testing would begin this school year.Read the TEA Press Release and download Commissioner Williams' letter Excerpt from Commissioner Williams' letter to U.S. Dept. of Education: "To avoid these negative consequences for our middle school students taking the STAAR Algebra I EOC test, Texas wishes to use the appropriate mathematics assessment, the Algebra I EOC test, to evaluate the academic performance of the middle school campus. For the reasons described above, Texas does not wish to attribute the same Algebra I test score to these students&amp;rsquo; future high school campuses since the high school campus cannot be legitimately held accountable (favorable or not) for the performance of those students. Therefore, I request that the conditional waiver be amended to accommodate the lack of high school mathematics assessment results for middle school students who have appropriately completed their high school testing requirements in mathematics prior to entering high school.Since Texas state law now allows a portion of Texas students to complete part of their testing requirements for high school graduation prior to entering high school, this approach is the only instructionally appropriate and valid evaluation of mathematics for Texas middle schools and high schools."<text:s/></text:p>
          </table:table-cell>
          <table:table-cell table:style-name="ce2"/>
          <table:table-cell table:style-name="ce4"/>
          <table:table-cell table:number-columns-repeated="16378" table:style-name="ce1"/>
        </table:table-row>
        <table:table-row table:style-name="ro5">
          <table:table-cell office:value-type="float" office:value="40" table:style-name="ce2">
            <text:p>40</text:p>
          </table:table-cell>
          <table:table-cell office:value-type="string" table:style-name="ce2">
            <text:p>HB5 Limits Benchmark Tests</text:p>
          </table:table-cell>
          <table:table-cell office:value-type="string" table:style-name="ce3">
            <text:p><text:s/>10/21/2013<text:s/></text:p>
          </table:table-cell>
          <table:table-cell office:value-type="string" table:style-name="ce2">
            <text:p>TAMSA has been asked by parents in districts across the state what HB5 allows with respect to benchmark testing. HB5 defines "benchmark" as a district required assessment designed to prepare students for state mandated tests. HB5 permits districts to give ONLY TWO (2) benchmark tests per year per subject tested. If you have any concerns about benchmarks in your child's school, check with your principal and school district board of trustees. The relevant statutory section applies beginning with the 2013-2014 school year and reads as follows: ADMINISTRATION OF DISTRICT-REQUIRED BENCHMARK ASSESSMENT INSTRUMENTS TO PREPARE STUDENTS FOR STATE-ADMINISTERED ASSESSMENT INSTRUMENTS. (a) In this section, "benchmark assessment instrument" means a district-required assessment instrument designed to prepare students for a corresponding state-administered assessment instrument.(b)&amp;nbsp; Except as provided by Subsection (c), a school district may not administer to any student more than two benchmark assessment instruments to prepare the student for a corresponding state-administered assessment instrument.(c)&amp;nbsp; The prohibition prescribed by this section does not apply to the administration of a college preparation assessment instrument, including the PSAT, the ACT-Plan, the SAT, or the ACT, an advanced placement test, an international baccalaureate examination, or an independent classroom examination designed or adopted and administered by a classroom teacher.(d)&amp;nbsp; A parent of or person standing in parental relation to a student who has special needs, as determined in accordance with commissioner rule, may request administration to the student of additional benchmark assessment instruments.</text:p>
          </table:table-cell>
          <table:table-cell office:value-type="string" table:style-name="ce2">
            <text:p>http://www.hudsonisd.net/education/components/scrapbook/default.php?sectiondetailid=7378&amp;backPath=L2VkdWNhdGlvbi9jb21wb25lbnRzL3NlYXJjaC9zZWFyY2gucGhwP3NlY3Rpb25kZXRhaWxpZD04</text:p>
          </table:table-cell>
          <table:table-cell table:style-name="ce4"/>
          <table:table-cell table:number-columns-repeated="16378" table:style-name="ce1"/>
        </table:table-row>
        <table:table-row table:style-name="ro13">
          <table:table-cell office:value-type="float" office:value="41" table:style-name="ce2">
            <text:p>41</text:p>
          </table:table-cell>
          <table:table-cell office:value-type="string" table:style-name="ce2">
            <text:p>Commissioner's Rules Concerning Alternative Exit-Level Assessments<text:s/></text:p>
          </table:table-cell>
          <table:table-cell office:value-type="string" table:style-name="ce3">
            <text:p><text:s/>10/10/2013<text:s/></text:p>
          </table:table-cell>
          <table:table-cell office:value-type="string" table:style-name="ce2">
            <text:p>TEA posts proposed ruling on alternative exam assessments and corresponding cut scores. Public comment period ends Oct 21, 2013."The Texas Education Agency (TEA) proposes to establish a rule that would allow Texas students subject to STAAR&amp;reg; assessment graduation requirements to substitute certain tests for corresponding STAAR&amp;reg; EOC assessments. The proposed rule would be effective beginning with the 2011-2012 school year. The proposed rule would use agency-designated cut scores for the approved substitutes."http://www.tea.state.tx.us/index4.aspx?id=25769807411<text:s/></text:p>
          </table:table-cell>
          <table:table-cell office:value-type="string" table:style-name="ce2">
            <text:p>http://tamsatx.org/uploads/3/4/4/6/34460330/tamsa_letter_april_21_2015_final.pdf</text:p>
          </table:table-cell>
          <table:table-cell office:value-type="string" table:style-name="ce4">
            <text:p>http://tamsatx.org/uploads/3/4/4/6/34460330/staarstoriesaprilversionwithhighlights_thedit.pdf</text:p>
          </table:table-cell>
          <table:table-cell table:number-columns-repeated="16378" table:style-name="ce1"/>
        </table:table-row>
        <table:table-row table:style-name="ro15">
          <table:table-cell office:value-type="float" office:value="42" table:style-name="ce2">
            <text:p>42</text:p>
          </table:table-cell>
          <table:table-cell office:value-type="string" table:style-name="ce2">
            <text:p>TEA English EOC Blueprint</text:p>
          </table:table-cell>
          <table:table-cell office:value-type="string" table:style-name="ce3">
            <text:p><text:s/>10/3/2013<text:s/></text:p>
          </table:table-cell>
          <table:table-cell office:value-type="string" table:style-name="ce2">
            <text:p>TAMSA sent out an email message to our members today: http://bit.ly/16kyem9"TAMSA has the following concerns about the new English EOCs:&amp;nbsp;A 5-hour test is too long. The combined English EOC should be consistent with the length of other single EOC exams - 4 hours - otherwise it disrupts a full day of classroom instruction.Combining two tests into one should reduce the number of questions by 50%; the published blueprint has only 23% fewer multiple choice questions and 33% fewer essays.There are too many field test questions - limiting field questions would shorten the test. Our students should not be unpaid laborers for the testing company.&amp;nbsp;If you also have concerns regarding this redesign of the combined English End of Course Exams, please contact the TEA Commissioner, Mr. Michael Williams. You can phone his office at 512-463-8985, or send an email to commissioner@tea.state.tx.us."&amp;nbsp;</text:p>
          </table:table-cell>
          <table:table-cell office:value-type="string" table:style-name="ce2">
            <text:p>https://youtu.be/igxewNLW9_w</text:p>
          </table:table-cell>
          <table:table-cell office:value-type="string" table:style-name="ce4">
            <text:p>https://youtu.be/0dEuHqmDaTo</text:p>
          </table:table-cell>
          <table:table-cell office:value-type="string" table:style-name="ce1">
            <text:p>http://youtu.be/fGqFYqIHgRs</text:p>
          </table:table-cell>
          <table:table-cell table:number-columns-repeated="16377"/>
        </table:table-row>
        <table:table-row table:style-name="ro10">
          <table:table-cell office:value-type="float" office:value="43" table:style-name="ce2">
            <text:p>43</text:p>
          </table:table-cell>
          <table:table-cell office:value-type="string" table:style-name="ce2">
            <text:p>USDE Grants Texas NCLB Waiver</text:p>
          </table:table-cell>
          <table:table-cell office:value-type="string" table:style-name="ce3">
            <text:p><text:s/>10/2/2013<text:s/></text:p>
          </table:table-cell>
          <table:table-cell office:value-type="string" table:style-name="ce2">
            <text:p>TEA news release: http://www.tea.state.tx.us/news_release.aspx?id=25769807569"Under key components of the state's NCLB waiver, Texas schools will no longer be designated as having met or made Adequate Yearly Progress (AYP). Instead of federal designations for all schools in Texas, only the lowest performing 15 percent of schools will be identified as Priority or Focus Schools. Those schools will be subject to a series of federally-prescribed interventions."Texas Tribune reports: http://www.texastribune.org/2013/09/30/still-no-waiver-texas-no-child-left-behind/"U.S. Secretary of Education Arne Duncan said in a letter to the agency that he had granted the waiver for the 2013-14&amp;nbsp;school&amp;nbsp;year with the condition that Texas continue development of a new teacher evaluation system. The Obama administration has pushed for student achievement on standardized tests to be included as a review of teacher performance, while the agency has said it does not have the authority to require districts to use a specific evaluation measure."</text:p>
          </table:table-cell>
          <table:table-cell office:value-type="string" table:style-name="ce2">
            <text:p>http://www.fyi.legis.state.tx.us/Home.aspx</text:p>
          </table:table-cell>
          <table:table-cell table:style-name="ce4"/>
          <table:table-cell table:number-columns-repeated="16378" table:style-name="ce1"/>
        </table:table-row>
        <table:table-row table:style-name="ro16">
          <table:table-cell office:value-type="float" office:value="44" table:style-name="ce2">
            <text:p>44</text:p>
          </table:table-cell>
          <table:table-cell office:value-type="string" table:style-name="ce2">
            <text:p>TEA Posts Blueprints for STAAR English I and II Assessments</text:p>
          </table:table-cell>
          <table:table-cell office:value-type="string" table:style-name="ce3">
            <text:p><text:s/>9/13/2013<text:s/></text:p>
          </table:table-cell>
          <table:table-cell office:value-type="string" table:style-name="ce2">
            <text:p>House Bill 5 mandates that the STAAR English I and II reading and writing assessments be combined into a single English I and II assessment and be administered on one day. The chart below (see link) represents the revised blueprint for the English test redesign to meet the single-test/single-day requirement.TAMSA is working to get more information on this redesign effort. The blueprint calls for the 2 day/8 hour original tests to be modified into a 1 day/5 hour test that has 19 fewer multiple choice questions and 1 less essay &amp;ndash; with 22% of the test questions being field test questions.To review the blueprint, click on first link under &amp;ldquo;What&amp;rsquo;s New in Student Assessment&amp;rdquo;:&amp;nbsp;http://www.tea.state.tx.us/student.assessment/</text:p>
          </table:table-cell>
          <table:table-cell office:value-type="string" table:style-name="ce2">
            <text:p>http://res.dallasnews.com/interactives/2014_March/standardized_tests/part1/</text:p>
          </table:table-cell>
          <table:table-cell office:value-type="string" table:style-name="ce4">
            <text:p>http://res.dallasnews.com/interactives/2014_March/standardized_tests/part2/</text:p>
          </table:table-cell>
          <table:table-cell office:value-type="string" table:style-name="ce1">
            <text:p>http://res.dallasnews.com/interactives/2014_March/standardized_tests/part3/</text:p>
          </table:table-cell>
          <table:table-cell table:number-columns-repeated="16377"/>
        </table:table-row>
        <table:table-row table:style-name="ro6">
          <table:table-cell office:value-type="float" office:value="45" table:style-name="ce2">
            <text:p>45</text:p>
          </table:table-cell>
          <table:table-cell office:value-type="string" table:style-name="ce2">
            <text:p>Committee on Public Education Newsletter</text:p>
          </table:table-cell>
          <table:table-cell office:value-type="string" table:style-name="ce3">
            <text:p><text:s/>9/6/2013<text:s/></text:p>
          </table:table-cell>
          <table:table-cell office:value-type="string" table:style-name="ce2">
            <text:p>Honorable Jimme Don Aycock, Chairman of the House of Representatives Committee on Public Education, published a newsletter newsletter highlighting the major legislation relating to public education passed into law during the 83rd Regular Session. House Bill 5 STAAR assessments are summarized on page 3 of this document.http://tamsatx.org/uploads/3/4/4/6/34460330/83rd_pub_ed_newsletter_final.pdf<text:s/></text:p>
          </table:table-cell>
          <table:table-cell office:value-type="string" table:style-name="ce2">
            <text:p>http://www.legis.state.tx.us/tlodocs/83R/schedules/html/C4002014032610001.HTM</text:p>
          </table:table-cell>
          <table:table-cell table:style-name="ce4"/>
          <table:table-cell table:number-columns-repeated="16378" table:style-name="ce1"/>
        </table:table-row>
        <table:table-row table:style-name="ro17">
          <table:table-cell office:value-type="float" office:value="46" table:style-name="ce2">
            <text:p>46</text:p>
          </table:table-cell>
          <table:table-cell office:value-type="string" table:style-name="ce2">
            <text:p>TEA Provides Web Resource for HB5</text:p>
          </table:table-cell>
          <table:table-cell office:value-type="string" table:style-name="ce3">
            <text:p><text:s/>9/4/2013<text:s/></text:p>
          </table:table-cell>
          <table:table-cell office:value-type="string" table:style-name="ce2">
            <text:p>This TEA webpage provides information regarding House Bill 5, 83rd Texas Legislature, Regular Session, 2013: http://www.tea.state.tx.us/index2.aspx?id=25769806149. Content includes:general overview of HB5side-by-side comparison of graduation requirementsSBOE decision points regarding HB5</text:p>
          </table:table-cell>
          <table:table-cell office:value-type="string" table:style-name="ce2">
            <text:p>http://www.tea.state.tx.us/news_release.aspx?id=25769809892</text:p>
          </table:table-cell>
          <table:table-cell table:style-name="ce4"/>
          <table:table-cell table:number-columns-repeated="16378"/>
        </table:table-row>
        <table:table-row table:style-name="ro8">
          <table:table-cell office:value-type="float" office:value="47" table:style-name="ce2">
            <text:p>47</text:p>
          </table:table-cell>
          <table:table-cell office:value-type="string" table:style-name="ce2">
            <text:p>TEA Releases 2013 School Ratings</text:p>
          </table:table-cell>
          <table:table-cell office:value-type="string" table:style-name="ce3">
            <text:p><text:s/>8/9/2013<text:s/></text:p>
          </table:table-cell>
          <table:table-cell office:value-type="string" table:style-name="ce2">
            <text:p>The Texas Education Agency released the 2013 state accountability system ratings for more than 1,200 school districts and charters, and more than 8,500 campuses. Almost 93% of school districts and charters across Texas have achieved the rating of Met Standard. The new accountability system uses three rating designations: Met Standard,&amp;nbsp; Met Alternative Standard, <text:s/>or Improvement Required. These 2013 ratings designations are based on four indicators (which are based primarily on state-mandated standardized test scores):Student AchievementStudent Progress&amp;nbsp;Closing Performance GapsPostsecondary ReadinessRead the complete TEA communication: http://www.tea.state.tx.us/Communications/Press_Releases/2013_releases/TEA_releases_2013_accountability_ratings/View the 2013 state accountability ratings for districts, charters and campuses: http://ritter.tea.state.tx.us/perfreport/account/2013/statelist.pdf</text:p>
          </table:table-cell>
          <table:table-cell office:value-type="string" table:style-name="ce2">
            <text:p>http://campaign.r20.constantcontact.com/render?ca=f30e62c9-b7f5-444e-bd08-b186719a56f1&amp;c=70a1e8f0-7c94-11e3-8219-d4ae52843dc7&amp;ch=71441c60-7c94-11e3-8292-d4ae52843dc7</text:p>
          </table:table-cell>
          <table:table-cell table:style-name="ce4"/>
          <table:table-cell table:number-columns-repeated="16378"/>
        </table:table-row>
        <table:table-row table:style-name="ro12">
          <table:table-cell office:value-type="float" office:value="48" table:style-name="ce2">
            <text:p>48</text:p>
          </table:table-cell>
          <table:table-cell office:value-type="string" table:style-name="ce2">
            <text:p>TEA Releases 2013 STAAR Tests</text:p>
          </table:table-cell>
          <table:table-cell office:value-type="string" table:style-name="ce3">
            <text:p><text:s/>8/5/2013<text:s/></text:p>
          </table:table-cell>
          <table:table-cell office:value-type="string" table:style-name="ce2">
            <text:p>Following through on the Commissioner's commitment to the Legislature, the Texas Education Agency (TEA) released today the 2013 general STAAR assessments, including the 17 tests given in grades 3-8 and the 15 End-of-Course (EOC) exams given in grades 9-12. The STAAR assessments now available on the TEA website are:&amp;nbsp;- grades 3-8 mathematics and reading&amp;nbsp;- grades 4 and 7 writing&amp;nbsp;- grades 5 and 8 science&amp;nbsp;- grade 8 social studies&amp;nbsp;- Algebra I, geometry, Algebra II&amp;nbsp;- biology, chemistry, physics&amp;nbsp;- English I, II and III reading&amp;nbsp;- English I, II and III writing&amp;nbsp;- world history, world geography, U.S. historyTAMSA applauds TEA's release of the STAAR tests. This action is consistent with TEA's past practice of releasing previous state tests. TAMSA supports transparency with a new system that could have dire consequences for thousands of students across the state. We encourage our administrators, teachers, parents, and students to review these tests and provide feedback to the TEA regarding the test content and validity of the questions.The released STAAR exams are posted on TEA's website.</text:p>
          </table:table-cell>
          <table:table-cell office:value-type="string" table:style-name="ce2">
            <text:p>http://www.legis.state.tx.us/tlodocs/83R/schedules/html/C5302014041410001.HTM</text:p>
          </table:table-cell>
          <table:table-cell table:style-name="ce4"/>
          <table:table-cell table:number-columns-repeated="16378"/>
        </table:table-row>
        <table:table-row table:style-name="ro18">
          <table:table-cell office:value-type="float" office:value="49" table:style-name="ce2">
            <text:p>49</text:p>
          </table:table-cell>
          <table:table-cell office:value-type="string" table:style-name="ce2">
            <text:p>TEA Issues Guidance for HB5 Transition</text:p>
          </table:table-cell>
          <table:table-cell office:value-type="string" table:style-name="ce3">
            <text:p><text:s/>8/3/2013<text:s/></text:p>
          </table:table-cell>
          <table:table-cell office:value-type="string" table:style-name="ce2">
            <text:p>TEA Provides School Districts and Charters More Information Regarding HB 5 Transition - "Texas Education Agency (TEA) will be proposing a number of significant policy changes concerning the state&amp;rsquo;s assessment program for the 2013&amp;ndash;2014 school year.&amp;nbsp;&amp;nbsp;&amp;nbsp;&amp;ldquo;As we begin the new school year, I know students, parents, teachers and administrators are seeking answers to many questions regarding the transition to House Bill 5,&amp;rdquo; said Commissioner Williams. &amp;ldquo;TEA staff is working diligently to share information regarding this transition as quickly as possible so everyone at the local level can make the best decisions possible.&amp;rdquo; See complete communication: http://www.tea.state.tx.us/Communications/Press_Releases/TEA_News_Releases/TEA also sent a letter to school districts: http://www.tea.state.tx.us/index4.aspx?id=25769806228</text:p>
          </table:table-cell>
          <table:table-cell office:value-type="string" table:style-name="ce2">
            <text:p>http://campaign.r20.constantcontact.com/render?ca=3ab8546b-8898-49bc-8e54-f6306894b8ba&amp;c=872304b0-7c94-11e3-858d-d4ae52843dc7&amp;ch=8794d950-7c94-11e3-86b0-d4ae52843dc7</text:p>
          </table:table-cell>
          <table:table-cell table:style-name="ce4"/>
          <table:table-cell table:number-columns-repeated="16378"/>
        </table:table-row>
        <table:table-row table:style-name="ro12">
          <table:table-cell office:value-type="float" office:value="50" table:style-name="ce2">
            <text:p>50</text:p>
          </table:table-cell>
          <table:table-cell office:value-type="string" table:style-name="ce2">
            <text:p>SBOE Resolution Approved</text:p>
          </table:table-cell>
          <table:table-cell office:value-type="string" table:style-name="ce3">
            <text:p><text:s/>8/2/2013<text:s/></text:p>
          </table:table-cell>
          <table:table-cell office:value-type="string" table:style-name="ce2">
            <text:p>The State Board of Education (SBOE) met on August 1 in a work session to start discussing its action items under HB 5. The SBOE is charged with approving courses that will satisfy the foundation high school program requirements and the specific endorsements. While no final decision is required until the 2014-15 school year, many students, schools, and districts have been waiting on some guidance to&amp;nbsp;prepare for the new graduation plan that will be effective in the 2014-15 school year.&amp;nbsp;SBOE ACTION: At its work session, the Board approved a resolution that is far from definitive but nevertheless gives some guidance based on past practice as to advanced courses. Specifically, the resolution states:"While the final decisions regarding graduation requirements can only be made by formal rulemaking, the Board's past practice has been to consider Advanced Placement and International Baccalaureate courses as advanced courses."The full resolution can be read here. During its work session, the SBOE also invited teachers and school districts to give input on how best to determine advanced courses. The SBOE has a lot on its plate and welcomes input from the experts in the classrooms!</text:p>
          </table:table-cell>
          <table:table-cell office:value-type="string" table:style-name="ce2">
            <text:p>http://www.networkforpubliceducation.com/conference/panels-2014/</text:p>
          </table:table-cell>
          <table:table-cell office:value-type="string" table:style-name="ce4">
            <text:p>http://schedule.sxswedu.com/events/event_EDUP20613</text:p>
          </table:table-cell>
          <table:table-cell table:number-columns-repeated="16378"/>
        </table:table-row>
        <table:table-row table:style-name="ro18">
          <table:table-cell office:value-type="float" office:value="51" table:style-name="ce2">
            <text:p>51</text:p>
          </table:table-cell>
          <table:table-cell office:value-type="string" table:style-name="ce2">
            <text:p>Welcome to TAMSA Blog</text:p>
          </table:table-cell>
          <table:table-cell office:value-type="string" table:style-name="ce3">
            <text:p><text:s/>8/2/2013<text:s/></text:p>
          </table:table-cell>
          <table:table-cell office:value-type="string" table:style-name="ce2">
            <text:p>In an effort to keep our members abreast of actions and issues regarding the implementation of education legislation, TAMSA will post updates here. Over 100 education bills were passed into law during the 83rd Legislative Session. The bills that most directly address student assessment are HB5 and HB866. <text:s/>In the short term, TAMSA efforts will focus on supporting the implementation of HB5 and working to ensure this good work stays on track. Texas Education Agency (TEA) and State Board of Education (SBOE) are the two state agencies charged with implementing HB5. We will continue to meet with agency representatives and keep our members informed of actions taken by the state agencies, as well as notify members when calls may be required to prompt action. In addition, TAMSA will continue to meet with various superintendents, education organizations, business groups and community leaders to coordinate efforts, share information and join forces when appropriate.</text:p>
          </table:table-cell>
          <table:table-cell office:value-type="string" table:style-name="ce2">
            <text:p>http://campaign.r20.constantcontact.com/render?llr=vxnytzkab&amp;v=001FWOIEyOKRSIvRTxgVinCn1tSyhea_DrmOIpMrLkNmu_vpLfiyBkyxtXzV5VM5ZyhtsGQ_1lxVp0Fabgi4bi_wn22aoGwZW0zXxbbBJkOHNTNxf-9FyiFqwDQU3Ag1PZbv2aGf94ofRIBtMdGvAO6rtIGrGqU10Ow1mTUHHb2CP8%3D</text:p>
          </table:table-cell>
          <table:table-cell table:style-name="ce4"/>
          <table:table-cell table:number-columns-repeated="16378"/>
        </table:table-row>
        <table:table-row table:number-rows-repeated="77" table:style-name="ro1">
          <table:table-cell table:number-columns-repeated="16384"/>
        </table:table-row>
        <table:table-row table:style-name="ro1">
          <table:table-cell/>
          <table:table-cell office:value-type="string" table:style-name="ce2">
            <text:p>-</text:p>
          </table:table-cell>
          <table:table-cell table:number-columns-repeated="16382"/>
        </table:table-row>
        <table:table-row table:number-rows-repeated="1048444" table:style-name="ro1">
          <table:table-cell table:number-columns-repeated="16384"/>
        </table:table-row>
        <table:named-expressions>
          <table:named-range table:name="blog_posts" table:cell-range-address="blog-archive.$A$1:blog-archive.$B$133" table:base-cell-address="blog-archive.$A$1"/>
        </table:named-expressions>
      </table:table>
      <table:database-ranges>
        <table:database-range table:target-range-address="blog-archive.A1:blog-archive.D552" table:display-filter-buttons="tru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date-style style:name="N37P0">
      <number:month/>
      <number:text>/</number:text>
      <number:day/>
      <number:text>/</number:text>
      <number:year/>
    </number:date-style>
    <number:text-style style:name="N37">
      <number:text-content/>
      <style:map style:condition="value()&gt;=0" style:apply-style-name="N37P0"/>
    </number:text-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Sheri Hicks</meta:initial-creator>
    <dc:creator>Sheri Hicks</dc:creator>
    <meta:creation-date>2018-08-21T17:33:14Z</meta:creation-date>
    <dc:date>2018-08-21T20:00:21Z</dc:date>
  </office:meta>
</office:document-meta>
</file>